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 style:data-style-name="N61"/>
    <style:style style:name="ce8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7" table:style-name="ta1">
        <office:forms form:automatic-focus="false" form:apply-design-mode="false"/>
        <table:shapes>
          <draw:frame draw:z-index="0" draw:style-name="gr1" draw:text-style-name="P1" svg:width="6.2988in" svg:height="3.5429in" svg:x="31.0268in" svg:y="1.2311in">
            <draw:object draw:notify-on-update-of-ranges="Sheet7.A2:Sheet7.A36 Sheet7.B1:Sheet7.B1 Sheet7.B2:Sheet7.B36 Sheet7.C1:Sheet7.C1 Sheet7.C2:Sheet7.C36 Sheet7.D1:Sheet7.D1 Sheet7.D2:Sheet7.D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31.035in" svg:y="4.8709in">
            <draw:object draw:notify-on-update-of-ranges="Sheet7.E2:Sheet7.E36 Sheet7.F1:Sheet7.F1 Sheet7.F2:Sheet7.F36 Sheet7.G1:Sheet7.G1 Sheet7.G2:Sheet7.G36 Sheet7.H1:Sheet7.H1 Sheet7.H2:Sheet7.H3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25.8504in" svg:y="0.0988in">
            <draw:object draw:notify-on-update-of-ranges="Sheet7.I2:Sheet7.I64 Sheet7.J1:Sheet7.J1 Sheet7.J2:Sheet7.J64 Sheet7.K1:Sheet7.K1 Sheet7.K2:Sheet7.K64 Sheet7.L1:Sheet7.L1 Sheet7.L2:Sheet7.L6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6.2988in" svg:height="3.5429in" svg:x="19.4291in" svg:y="0.5291in">
            <draw:object draw:notify-on-update-of-ranges="Sheet7.M2:Sheet7.M64 Sheet7.N1:Sheet7.N1 Sheet7.N2:Sheet7.N64 Sheet7.O1:Sheet7.O1 Sheet7.O2:Sheet7.O64 Sheet7.P1:Sheet7.P1 Sheet7.P2:Sheet7.P6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2988in" svg:height="3.5429in" svg:x="21.1043in" svg:y="4.8614in">
            <draw:object draw:notify-on-update-of-ranges="Sheet7.Q2:Sheet7.Q64 Sheet7.R1:Sheet7.R1 Sheet7.R2:Sheet7.R64 Sheet7.S1:Sheet7.S1 Sheet7.S2:Sheet7.S64 Sheet7.T1:Sheet7.T1 Sheet7.T2:Sheet7.T6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C abs</text:p>
          </table:table-cell>
          <table:table-cell table:style-name="Default" office:value-type="string" calcext:value-type="string">
            <text:p>Lo 95</text:p>
          </table:table-cell>
          <table:table-cell table:style-name="Default"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D abs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C 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D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number-columns-repeated="4"/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564980" calcext:value-type="float">
            <text:p>1.56E+06</text:p>
          </table:table-cell>
          <table:table-cell office:value-type="float" office:value="1559790" calcext:value-type="float">
            <text:p>1.56E+06</text:p>
          </table:table-cell>
          <table:table-cell office:value-type="float" office:value="1570170" calcext:value-type="float">
            <text:p>1.57E+06</text:p>
          </table:table-cell>
          <table:table-cell office:value-type="date" office:date-value="2021-04-11" calcext:value-type="date">
            <text:p>2021-04-11</text:p>
          </table:table-cell>
          <table:table-cell office:value-type="float" office:value="27819.9" calcext:value-type="float">
            <text:p>27819.9</text:p>
          </table:table-cell>
          <table:table-cell office:value-type="float" office:value="27578.3" calcext:value-type="float">
            <text:p>27578.3</text:p>
          </table:table-cell>
          <table:table-cell office:value-type="float" office:value="28061.4" calcext:value-type="float">
            <text:p>28061.4</text:p>
          </table:table-cell>
          <table:table-cell office:value-type="date" office:date-value="2021-04-11" calcext:value-type="date">
            <text:p>2021-04-11</text:p>
          </table:table-cell>
          <table:table-cell office:value-type="float" office:value="6063.76" calcext:value-type="float">
            <text:p>6063.76</text:p>
          </table:table-cell>
          <table:table-cell office:value-type="float" office:value="5042.82" calcext:value-type="float">
            <text:p>5042.82</text:p>
          </table:table-cell>
          <table:table-cell office:value-type="float" office:value="7084.72" calcext:value-type="float">
            <text:p>7084.72</text:p>
          </table:table-cell>
          <table:table-cell office:value-type="date" office:date-value="2021-04-11" calcext:value-type="date">
            <text:p>2021-04-11</text:p>
          </table:table-cell>
          <table:table-cell office:value-type="float" office:value="30290.4" calcext:value-type="float">
            <text:p>30290.4</text:p>
          </table:table-cell>
          <table:table-cell office:value-type="float" office:value="25111.4" calcext:value-type="float">
            <text:p>25111.4</text:p>
          </table:table-cell>
          <table:table-cell office:value-type="float" office:value="35470.2" calcext:value-type="float">
            <text:p>35470.2</text:p>
          </table:table-cell>
          <table:table-cell office:value-type="date" office:date-value="2021-04-11" calcext:value-type="date">
            <text:p>2021-04-11</text:p>
          </table:table-cell>
          <table:table-cell office:value-type="float" office:value="688.227" calcext:value-type="float">
            <text:p>688.227</text:p>
          </table:table-cell>
          <table:table-cell office:value-type="float" office:value="445.675" calcext:value-type="float">
            <text:p>445.675</text:p>
          </table:table-cell>
          <table:table-cell office:value-type="float" office:value="930.778" calcext:value-type="float">
            <text:p>930.778</text:p>
          </table:table-cell>
          <table:table-cell table:style-name="ce2" office:value-type="date" office:date-value="2021-04-11" calcext:value-type="date">
            <text:p>2021-04-11</text:p>
          </table:table-cell>
          <table:table-cell office:value-type="float" office:value="-912.891" calcext:value-type="float">
            <text:p>-912.891</text:p>
          </table:table-cell>
          <table:table-cell office:value-type="float" office:value="-1934.91" calcext:value-type="float">
            <text:p>-1934.91</text:p>
          </table:table-cell>
          <table:table-cell office:value-type="float" office:value="109.145" calcext:value-type="float">
            <text:p>109.145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68880" calcext:value-type="float">
            <text:p>1.57E+06</text:p>
          </table:table-cell>
          <table:table-cell office:value-type="float" office:value="1563730" calcext:value-type="float">
            <text:p>1.56E+06</text:p>
          </table:table-cell>
          <table:table-cell office:value-type="float" office:value="1574040" calcext:value-type="float">
            <text:p>1.57E+06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27897.8" calcext:value-type="float">
            <text:p>27897.8</text:p>
          </table:table-cell>
          <table:table-cell office:value-type="float" office:value="27659.1" calcext:value-type="float">
            <text:p>27659.1</text:p>
          </table:table-cell>
          <table:table-cell office:value-type="float" office:value="28136.5" calcext:value-type="float">
            <text:p>28136.5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5914.71" calcext:value-type="float">
            <text:p>5914.71</text:p>
          </table:table-cell>
          <table:table-cell office:value-type="float" office:value="4912.84" calcext:value-type="float">
            <text:p>4912.84</text:p>
          </table:table-cell>
          <table:table-cell office:value-type="float" office:value="6916.65" calcext:value-type="float">
            <text:p>6916.65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29917.7" calcext:value-type="float">
            <text:p>29917.7</text:p>
          </table:table-cell>
          <table:table-cell office:value-type="float" office:value="24779.6" calcext:value-type="float">
            <text:p>24779.6</text:p>
          </table:table-cell>
          <table:table-cell office:value-type="float" office:value="35058.6" calcext:value-type="float">
            <text:p>35058.6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675.105" calcext:value-type="float">
            <text:p>675.105</text:p>
          </table:table-cell>
          <table:table-cell office:value-type="float" office:value="435.421" calcext:value-type="float">
            <text:p>435.421</text:p>
          </table:table-cell>
          <table:table-cell office:value-type="float" office:value="914.79" calcext:value-type="float">
            <text:p>914.79</text:p>
          </table:table-cell>
          <table:table-cell table:style-name="ce2" office:value-type="date" office:date-value="2021-04-12" calcext:value-type="date">
            <text:p>2021-04-12</text:p>
          </table:table-cell>
          <table:table-cell office:value-type="float" office:value="-785.295" calcext:value-type="float">
            <text:p>-785.295</text:p>
          </table:table-cell>
          <table:table-cell office:value-type="float" office:value="-1788.19" calcext:value-type="float">
            <text:p>-1788.19</text:p>
          </table:table-cell>
          <table:table-cell office:value-type="float" office:value="217.665" calcext:value-type="float">
            <text:p>217.665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71750" calcext:value-type="float">
            <text:p>1.57E+06</text:p>
          </table:table-cell>
          <table:table-cell office:value-type="float" office:value="1566670" calcext:value-type="float">
            <text:p>1.57E+06</text:p>
          </table:table-cell>
          <table:table-cell office:value-type="float" office:value="1576830" calcext:value-type="float">
            <text:p>1.58E+06</text:p>
          </table:table-cell>
          <table:table-cell office:value-type="date" office:date-value="2021-04-13" calcext:value-type="date">
            <text:p>2021-04-13</text:p>
          </table:table-cell>
          <table:table-cell office:value-type="float" office:value="27997.3" calcext:value-type="float">
            <text:p>27997.3</text:p>
          </table:table-cell>
          <table:table-cell office:value-type="float" office:value="27762.3" calcext:value-type="float">
            <text:p>27762.3</text:p>
          </table:table-cell>
          <table:table-cell office:value-type="float" office:value="28232.2" calcext:value-type="float">
            <text:p>28232.2</text:p>
          </table:table-cell>
          <table:table-cell office:value-type="date" office:date-value="2021-04-13" calcext:value-type="date">
            <text:p>2021-04-13</text:p>
          </table:table-cell>
          <table:table-cell office:value-type="float" office:value="5798.35" calcext:value-type="float">
            <text:p>5798.35</text:p>
          </table:table-cell>
          <table:table-cell office:value-type="float" office:value="4815.51" calcext:value-type="float">
            <text:p>4815.51</text:p>
          </table:table-cell>
          <table:table-cell office:value-type="float" office:value="6781.36" calcext:value-type="float">
            <text:p>6781.36</text:p>
          </table:table-cell>
          <table:table-cell office:value-type="date" office:date-value="2021-04-13" calcext:value-type="date">
            <text:p>2021-04-13</text:p>
          </table:table-cell>
          <table:table-cell office:value-type="float" office:value="29079" calcext:value-type="float">
            <text:p>29079</text:p>
          </table:table-cell>
          <table:table-cell office:value-type="float" office:value="24015.6" calcext:value-type="float">
            <text:p>24015.6</text:p>
          </table:table-cell>
          <table:table-cell office:value-type="float" office:value="34149.4" calcext:value-type="float">
            <text:p>34149.4</text:p>
          </table:table-cell>
          <table:table-cell office:value-type="date" office:date-value="2021-04-13" calcext:value-type="date">
            <text:p>2021-04-13</text:p>
          </table:table-cell>
          <table:table-cell office:value-type="float" office:value="662.95" calcext:value-type="float">
            <text:p>662.95</text:p>
          </table:table-cell>
          <table:table-cell office:value-type="float" office:value="426.993" calcext:value-type="float">
            <text:p>426.993</text:p>
          </table:table-cell>
          <table:table-cell office:value-type="float" office:value="898.908" calcext:value-type="float">
            <text:p>898.908</text:p>
          </table:table-cell>
          <table:table-cell table:style-name="ce2" office:value-type="date" office:date-value="2021-04-13" calcext:value-type="date">
            <text:p>2021-04-13</text:p>
          </table:table-cell>
          <table:table-cell office:value-type="float" office:value="-802.646" calcext:value-type="float">
            <text:p>-802.646</text:p>
          </table:table-cell>
          <table:table-cell office:value-type="float" office:value="-1786.51" calcext:value-type="float">
            <text:p>-1786.51</text:p>
          </table:table-cell>
          <table:table-cell office:value-type="float" office:value="181.377" calcext:value-type="float">
            <text:p>181.377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76930" calcext:value-type="float">
            <text:p>1.58E+06</text:p>
          </table:table-cell>
          <table:table-cell office:value-type="float" office:value="1571900" calcext:value-type="float">
            <text:p>1.57E+06</text:p>
          </table:table-cell>
          <table:table-cell office:value-type="float" office:value="1581970" calcext:value-type="float">
            <text:p>1.58E+06</text:p>
          </table:table-cell>
          <table:table-cell office:value-type="date" office:date-value="2021-04-14" calcext:value-type="date">
            <text:p>2021-04-14</text:p>
          </table:table-cell>
          <table:table-cell office:value-type="float" office:value="28073.4" calcext:value-type="float">
            <text:p>28073.4</text:p>
          </table:table-cell>
          <table:table-cell office:value-type="float" office:value="27845.4" calcext:value-type="float">
            <text:p>27845.4</text:p>
          </table:table-cell>
          <table:table-cell office:value-type="float" office:value="28301.3" calcext:value-type="float">
            <text:p>28301.3</text:p>
          </table:table-cell>
          <table:table-cell office:value-type="date" office:date-value="2021-04-14" calcext:value-type="date">
            <text:p>2021-04-14</text:p>
          </table:table-cell>
          <table:table-cell office:value-type="float" office:value="5618.3" calcext:value-type="float">
            <text:p>5618.3</text:p>
          </table:table-cell>
          <table:table-cell office:value-type="float" office:value="4659.88" calcext:value-type="float">
            <text:p>4659.88</text:p>
          </table:table-cell>
          <table:table-cell office:value-type="float" office:value="6577.04" calcext:value-type="float">
            <text:p>6577.04</text:p>
          </table:table-cell>
          <table:table-cell office:value-type="date" office:date-value="2021-04-14" calcext:value-type="date">
            <text:p>2021-04-14</text:p>
          </table:table-cell>
          <table:table-cell office:value-type="float" office:value="29052.5" calcext:value-type="float">
            <text:p>29052.5</text:p>
          </table:table-cell>
          <table:table-cell office:value-type="float" office:value="24501.7" calcext:value-type="float">
            <text:p>24501.7</text:p>
          </table:table-cell>
          <table:table-cell office:value-type="float" office:value="33618.8" calcext:value-type="float">
            <text:p>33618.8</text:p>
          </table:table-cell>
          <table:table-cell office:value-type="date" office:date-value="2021-04-14" calcext:value-type="date">
            <text:p>2021-04-14</text:p>
          </table:table-cell>
          <table:table-cell office:value-type="float" office:value="641.781" calcext:value-type="float">
            <text:p>641.781</text:p>
          </table:table-cell>
          <table:table-cell office:value-type="float" office:value="430.379" calcext:value-type="float">
            <text:p>430.379</text:p>
          </table:table-cell>
          <table:table-cell office:value-type="float" office:value="853.186" calcext:value-type="float">
            <text:p>853.186</text:p>
          </table:table-cell>
          <table:table-cell table:style-name="ce2" office:value-type="date" office:date-value="2021-04-14" calcext:value-type="date">
            <text:p>2021-04-14</text:p>
          </table:table-cell>
          <table:table-cell office:value-type="float" office:value="-692.852" calcext:value-type="float">
            <text:p>-692.852</text:p>
          </table:table-cell>
          <table:table-cell office:value-type="float" office:value="-1638.72" calcext:value-type="float">
            <text:p>-1638.72</text:p>
          </table:table-cell>
          <table:table-cell office:value-type="float" office:value="253.346" calcext:value-type="float">
            <text:p>253.346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80820" calcext:value-type="float">
            <text:p>1.58E+06</text:p>
          </table:table-cell>
          <table:table-cell office:value-type="float" office:value="1575380" calcext:value-type="float">
            <text:p>1.58E+06</text:p>
          </table:table-cell>
          <table:table-cell office:value-type="float" office:value="1586290" calcext:value-type="float">
            <text:p>1.59E+06</text:p>
          </table:table-cell>
          <table:table-cell office:value-type="date" office:date-value="2021-04-15" calcext:value-type="date">
            <text:p>2021-04-15</text:p>
          </table:table-cell>
          <table:table-cell office:value-type="float" office:value="28158.7" calcext:value-type="float">
            <text:p>28158.7</text:p>
          </table:table-cell>
          <table:table-cell office:value-type="float" office:value="27917.5" calcext:value-type="float">
            <text:p>27917.5</text:p>
          </table:table-cell>
          <table:table-cell office:value-type="float" office:value="28399.8" calcext:value-type="float">
            <text:p>28399.8</text:p>
          </table:table-cell>
          <table:table-cell office:value-type="date" office:date-value="2021-04-15" calcext:value-type="date">
            <text:p>2021-04-15</text:p>
          </table:table-cell>
          <table:table-cell office:value-type="float" office:value="5519.54" calcext:value-type="float">
            <text:p>5519.54</text:p>
          </table:table-cell>
          <table:table-cell office:value-type="float" office:value="4537.78" calcext:value-type="float">
            <text:p>4537.78</text:p>
          </table:table-cell>
          <table:table-cell office:value-type="float" office:value="6501.89" calcext:value-type="float">
            <text:p>6501.89</text:p>
          </table:table-cell>
          <table:table-cell office:value-type="date" office:date-value="2021-04-15" calcext:value-type="date">
            <text:p>2021-04-15</text:p>
          </table:table-cell>
          <table:table-cell office:value-type="float" office:value="28544.2" calcext:value-type="float">
            <text:p>28544.2</text:p>
          </table:table-cell>
          <table:table-cell office:value-type="float" office:value="24014.8" calcext:value-type="float">
            <text:p>24014.8</text:p>
          </table:table-cell>
          <table:table-cell office:value-type="float" office:value="33104" calcext:value-type="float">
            <text:p>33104</text:p>
          </table:table-cell>
          <table:table-cell office:value-type="date" office:date-value="2021-04-15" calcext:value-type="date">
            <text:p>2021-04-15</text:p>
          </table:table-cell>
          <table:table-cell office:value-type="float" office:value="630.668" calcext:value-type="float">
            <text:p>630.668</text:p>
          </table:table-cell>
          <table:table-cell office:value-type="float" office:value="422.012" calcext:value-type="float">
            <text:p>422.012</text:p>
          </table:table-cell>
          <table:table-cell office:value-type="float" office:value="839.333" calcext:value-type="float">
            <text:p>839.333</text:p>
          </table:table-cell>
          <table:table-cell table:style-name="ce2" office:value-type="date" office:date-value="2021-04-15" calcext:value-type="date">
            <text:p>2021-04-15</text:p>
          </table:table-cell>
          <table:table-cell office:value-type="float" office:value="-692.092" calcext:value-type="float">
            <text:p>-692.092</text:p>
          </table:table-cell>
          <table:table-cell office:value-type="float" office:value="-1643.61" calcext:value-type="float">
            <text:p>-1643.61</text:p>
          </table:table-cell>
          <table:table-cell office:value-type="float" office:value="260.017" calcext:value-type="float">
            <text:p>260.017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584680" calcext:value-type="float">
            <text:p>1.58E+06</text:p>
          </table:table-cell>
          <table:table-cell office:value-type="float" office:value="1578840" calcext:value-type="float">
            <text:p>1.58E+06</text:p>
          </table:table-cell>
          <table:table-cell office:value-type="float" office:value="1590570" calcext:value-type="float">
            <text:p>1.59E+06</text:p>
          </table:table-cell>
          <table:table-cell office:value-type="date" office:date-value="2021-04-16" calcext:value-type="date">
            <text:p>2021-04-16</text:p>
          </table:table-cell>
          <table:table-cell office:value-type="float" office:value="28242.4" calcext:value-type="float">
            <text:p>28242.4</text:p>
          </table:table-cell>
          <table:table-cell office:value-type="float" office:value="27989.3" calcext:value-type="float">
            <text:p>27989.3</text:p>
          </table:table-cell>
          <table:table-cell office:value-type="float" office:value="28495.5" calcext:value-type="float">
            <text:p>28495.5</text:p>
          </table:table-cell>
          <table:table-cell office:value-type="date" office:date-value="2021-04-16" calcext:value-type="date">
            <text:p>2021-04-16</text:p>
          </table:table-cell>
          <table:table-cell office:value-type="float" office:value="5421.42" calcext:value-type="float">
            <text:p>5421.42</text:p>
          </table:table-cell>
          <table:table-cell office:value-type="float" office:value="4421.62" calcext:value-type="float">
            <text:p>4421.62</text:p>
          </table:table-cell>
          <table:table-cell office:value-type="float" office:value="6422.2" calcext:value-type="float">
            <text:p>6422.2</text:p>
          </table:table-cell>
          <table:table-cell office:value-type="date" office:date-value="2021-04-16" calcext:value-type="date">
            <text:p>2021-04-16</text:p>
          </table:table-cell>
          <table:table-cell office:value-type="float" office:value="28101.6" calcext:value-type="float">
            <text:p>28101.6</text:p>
          </table:table-cell>
          <table:table-cell office:value-type="float" office:value="23593.8" calcext:value-type="float">
            <text:p>23593.8</text:p>
          </table:table-cell>
          <table:table-cell office:value-type="float" office:value="32664.3" calcext:value-type="float">
            <text:p>32664.3</text:p>
          </table:table-cell>
          <table:table-cell office:value-type="date" office:date-value="2021-04-16" calcext:value-type="date">
            <text:p>2021-04-16</text:p>
          </table:table-cell>
          <table:table-cell office:value-type="float" office:value="619.514" calcext:value-type="float">
            <text:p>619.514</text:p>
          </table:table-cell>
          <table:table-cell office:value-type="float" office:value="413.657" calcext:value-type="float">
            <text:p>413.657</text:p>
          </table:table-cell>
          <table:table-cell office:value-type="float" office:value="825.39" calcext:value-type="float">
            <text:p>825.39</text:p>
          </table:table-cell>
          <table:table-cell table:style-name="ce2" office:value-type="date" office:date-value="2021-04-16" calcext:value-type="date">
            <text:p>2021-04-16</text:p>
          </table:table-cell>
          <table:table-cell office:value-type="float" office:value="-691.574" calcext:value-type="float">
            <text:p>-691.574</text:p>
          </table:table-cell>
          <table:table-cell office:value-type="float" office:value="-1643.04" calcext:value-type="float">
            <text:p>-1643.04</text:p>
          </table:table-cell>
          <table:table-cell office:value-type="float" office:value="260.894" calcext:value-type="float">
            <text:p>260.894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88510" calcext:value-type="float">
            <text:p>1.59E+06</text:p>
          </table:table-cell>
          <table:table-cell office:value-type="float" office:value="1582290" calcext:value-type="float">
            <text:p>1.58E+06</text:p>
          </table:table-cell>
          <table:table-cell office:value-type="float" office:value="1594820" calcext:value-type="float">
            <text:p>1.59E+06</text:p>
          </table:table-cell>
          <table:table-cell office:value-type="date" office:date-value="2021-04-17" calcext:value-type="date">
            <text:p>2021-04-17</text:p>
          </table:table-cell>
          <table:table-cell office:value-type="float" office:value="28324.5" calcext:value-type="float">
            <text:p>28324.5</text:p>
          </table:table-cell>
          <table:table-cell office:value-type="float" office:value="28060.6" calcext:value-type="float">
            <text:p>28060.6</text:p>
          </table:table-cell>
          <table:table-cell office:value-type="float" office:value="28588.5" calcext:value-type="float">
            <text:p>28588.5</text:p>
          </table:table-cell>
          <table:table-cell office:value-type="date" office:date-value="2021-04-17" calcext:value-type="date">
            <text:p>2021-04-17</text:p>
          </table:table-cell>
          <table:table-cell office:value-type="float" office:value="5324.11" calcext:value-type="float">
            <text:p>5324.11</text:p>
          </table:table-cell>
          <table:table-cell office:value-type="float" office:value="4310.47" calcext:value-type="float">
            <text:p>4310.47</text:p>
          </table:table-cell>
          <table:table-cell office:value-type="float" office:value="6339.29" calcext:value-type="float">
            <text:p>6339.29</text:p>
          </table:table-cell>
          <table:table-cell office:value-type="date" office:date-value="2021-04-17" calcext:value-type="date">
            <text:p>2021-04-17</text:p>
          </table:table-cell>
          <table:table-cell office:value-type="float" office:value="27718.9" calcext:value-type="float">
            <text:p>27718.9</text:p>
          </table:table-cell>
          <table:table-cell office:value-type="float" office:value="23228" calcext:value-type="float">
            <text:p>23228</text:p>
          </table:table-cell>
          <table:table-cell office:value-type="float" office:value="32303.4" calcext:value-type="float">
            <text:p>32303.4</text:p>
          </table:table-cell>
          <table:table-cell office:value-type="date" office:date-value="2021-04-17" calcext:value-type="date">
            <text:p>2021-04-17</text:p>
          </table:table-cell>
          <table:table-cell office:value-type="float" office:value="608.357" calcext:value-type="float">
            <text:p>608.357</text:p>
          </table:table-cell>
          <table:table-cell office:value-type="float" office:value="405.332" calcext:value-type="float">
            <text:p>405.332</text:p>
          </table:table-cell>
          <table:table-cell office:value-type="float" office:value="811.414" calcext:value-type="float">
            <text:p>811.414</text:p>
          </table:table-cell>
          <table:table-cell table:style-name="ce2" office:value-type="date" office:date-value="2021-04-17" calcext:value-type="date">
            <text:p>2021-04-17</text:p>
          </table:table-cell>
          <table:table-cell office:value-type="float" office:value="-690.338" calcext:value-type="float">
            <text:p>-690.338</text:p>
          </table:table-cell>
          <table:table-cell office:value-type="float" office:value="-1638.48" calcext:value-type="float">
            <text:p>-1638.48</text:p>
          </table:table-cell>
          <table:table-cell office:value-type="float" office:value="259.373" calcext:value-type="float">
            <text:p>259.373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592320" calcext:value-type="float">
            <text:p>1.59E+06</text:p>
          </table:table-cell>
          <table:table-cell office:value-type="float" office:value="1585720" calcext:value-type="float">
            <text:p>1.59E+06</text:p>
          </table:table-cell>
          <table:table-cell office:value-type="float" office:value="1599040" calcext:value-type="float">
            <text:p>1.60E+06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28405.1" calcext:value-type="float">
            <text:p>28405.1</text:p>
          </table:table-cell>
          <table:table-cell office:value-type="float" office:value="28131.2" calcext:value-type="float">
            <text:p>28131.2</text:p>
          </table:table-cell>
          <table:table-cell office:value-type="float" office:value="28679" calcext:value-type="float">
            <text:p>28679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227.74" calcext:value-type="float">
            <text:p>5227.74</text:p>
          </table:table-cell>
          <table:table-cell office:value-type="float" office:value="4203.62" calcext:value-type="float">
            <text:p>4203.62</text:p>
          </table:table-cell>
          <table:table-cell office:value-type="float" office:value="6254.16" calcext:value-type="float">
            <text:p>6254.16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27390.8" calcext:value-type="float">
            <text:p>27390.8</text:p>
          </table:table-cell>
          <table:table-cell office:value-type="float" office:value="22906.1" calcext:value-type="float">
            <text:p>22906.1</text:p>
          </table:table-cell>
          <table:table-cell office:value-type="float" office:value="32026" calcext:value-type="float">
            <text:p>32026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97.228" calcext:value-type="float">
            <text:p>597.228</text:p>
          </table:table-cell>
          <table:table-cell office:value-type="float" office:value="397.055" calcext:value-type="float">
            <text:p>397.055</text:p>
          </table:table-cell>
          <table:table-cell office:value-type="float" office:value="797.455" calcext:value-type="float">
            <text:p>797.455</text:p>
          </table:table-cell>
          <table:table-cell table:style-name="ce2" office:value-type="date" office:date-value="2021-04-18" calcext:value-type="date">
            <text:p>2021-04-18</text:p>
          </table:table-cell>
          <table:table-cell office:value-type="float" office:value="-687.943" calcext:value-type="float">
            <text:p>-687.943</text:p>
          </table:table-cell>
          <table:table-cell office:value-type="float" office:value="-1630.65" calcext:value-type="float">
            <text:p>-1630.65</text:p>
          </table:table-cell>
          <table:table-cell office:value-type="float" office:value="257.102" calcext:value-type="float">
            <text:p>257.102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596100" calcext:value-type="float">
            <text:p>1.60E+06</text:p>
          </table:table-cell>
          <table:table-cell office:value-type="float" office:value="1589130" calcext:value-type="float">
            <text:p>1.59E+06</text:p>
          </table:table-cell>
          <table:table-cell office:value-type="float" office:value="1603260" calcext:value-type="float">
            <text:p>1.60E+06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28484.1" calcext:value-type="float">
            <text:p>28484.1</text:p>
          </table:table-cell>
          <table:table-cell office:value-type="float" office:value="28201.1" calcext:value-type="float">
            <text:p>28201.1</text:p>
          </table:table-cell>
          <table:table-cell office:value-type="float" office:value="28767.2" calcext:value-type="float">
            <text:p>28767.2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5132.42" calcext:value-type="float">
            <text:p>5132.42</text:p>
          </table:table-cell>
          <table:table-cell office:value-type="float" office:value="4100.61" calcext:value-type="float">
            <text:p>4100.61</text:p>
          </table:table-cell>
          <table:table-cell office:value-type="float" office:value="6167.48" calcext:value-type="float">
            <text:p>6167.48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27112" calcext:value-type="float">
            <text:p>27112</text:p>
          </table:table-cell>
          <table:table-cell office:value-type="float" office:value="22616.7" calcext:value-type="float">
            <text:p>22616.7</text:p>
          </table:table-cell>
          <table:table-cell office:value-type="float" office:value="31836.6" calcext:value-type="float">
            <text:p>31836.6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586.158" calcext:value-type="float">
            <text:p>586.158</text:p>
          </table:table-cell>
          <table:table-cell office:value-type="float" office:value="388.843" calcext:value-type="float">
            <text:p>388.843</text:p>
          </table:table-cell>
          <table:table-cell office:value-type="float" office:value="783.557" calcext:value-type="float">
            <text:p>783.557</text:p>
          </table:table-cell>
          <table:table-cell table:style-name="ce2" office:value-type="date" office:date-value="2021-04-19" calcext:value-type="date">
            <text:p>2021-04-19</text:p>
          </table:table-cell>
          <table:table-cell office:value-type="float" office:value="-684.24" calcext:value-type="float">
            <text:p>-684.24</text:p>
          </table:table-cell>
          <table:table-cell office:value-type="float" office:value="-1620.02" calcext:value-type="float">
            <text:p>-1620.02</text:p>
          </table:table-cell>
          <table:table-cell office:value-type="float" office:value="254.848" calcext:value-type="float">
            <text:p>254.848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99860" calcext:value-type="float">
            <text:p>1.60E+06</text:p>
          </table:table-cell>
          <table:table-cell office:value-type="float" office:value="1592520" calcext:value-type="float">
            <text:p>1.59E+06</text:p>
          </table:table-cell>
          <table:table-cell office:value-type="float" office:value="1607480" calcext:value-type="float">
            <text:p>1.61E+06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28561.6" calcext:value-type="float">
            <text:p>28561.6</text:p>
          </table:table-cell>
          <table:table-cell office:value-type="float" office:value="28270.2" calcext:value-type="float">
            <text:p>28270.2</text:p>
          </table:table-cell>
          <table:table-cell office:value-type="float" office:value="28853.2" calcext:value-type="float">
            <text:p>28853.2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5038.23" calcext:value-type="float">
            <text:p>5038.23</text:p>
          </table:table-cell>
          <table:table-cell office:value-type="float" office:value="4001.2" calcext:value-type="float">
            <text:p>4001.2</text:p>
          </table:table-cell>
          <table:table-cell office:value-type="float" office:value="6079.68" calcext:value-type="float">
            <text:p>6079.68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26878.2" calcext:value-type="float">
            <text:p>26878.2</text:p>
          </table:table-cell>
          <table:table-cell office:value-type="float" office:value="22349.1" calcext:value-type="float">
            <text:p>22349.1</text:p>
          </table:table-cell>
          <table:table-cell office:value-type="float" office:value="31737.4" calcext:value-type="float">
            <text:p>31737.4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575.17" calcext:value-type="float">
            <text:p>575.17</text:p>
          </table:table-cell>
          <table:table-cell office:value-type="float" office:value="380.712" calcext:value-type="float">
            <text:p>380.712</text:p>
          </table:table-cell>
          <table:table-cell office:value-type="float" office:value="769.754" calcext:value-type="float">
            <text:p>769.754</text:p>
          </table:table-cell>
          <table:table-cell table:style-name="ce2" office:value-type="date" office:date-value="2021-04-20" calcext:value-type="date">
            <text:p>2021-04-20</text:p>
          </table:table-cell>
          <table:table-cell office:value-type="float" office:value="-679.229" calcext:value-type="float">
            <text:p>-679.229</text:p>
          </table:table-cell>
          <table:table-cell office:value-type="float" office:value="-1606.98" calcext:value-type="float">
            <text:p>-1606.98</text:p>
          </table:table-cell>
          <table:table-cell office:value-type="float" office:value="252.999" calcext:value-type="float">
            <text:p>252.999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603610" calcext:value-type="float">
            <text:p>1.60E+06</text:p>
          </table:table-cell>
          <table:table-cell office:value-type="float" office:value="1595890" calcext:value-type="float">
            <text:p>1.60E+06</text:p>
          </table:table-cell>
          <table:table-cell office:value-type="float" office:value="1611700" calcext:value-type="float">
            <text:p>1.61E+06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28637.7" calcext:value-type="float">
            <text:p>28637.7</text:p>
          </table:table-cell>
          <table:table-cell office:value-type="float" office:value="28338.5" calcext:value-type="float">
            <text:p>28338.5</text:p>
          </table:table-cell>
          <table:table-cell office:value-type="float" office:value="28937" calcext:value-type="float">
            <text:p>28937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4945.22" calcext:value-type="float">
            <text:p>4945.22</text:p>
          </table:table-cell>
          <table:table-cell office:value-type="float" office:value="3905.01" calcext:value-type="float">
            <text:p>3905.01</text:p>
          </table:table-cell>
          <table:table-cell office:value-type="float" office:value="5991.29" calcext:value-type="float">
            <text:p>5991.29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26681.9" calcext:value-type="float">
            <text:p>26681.9</text:p>
          </table:table-cell>
          <table:table-cell office:value-type="float" office:value="22093" calcext:value-type="float">
            <text:p>22093</text:p>
          </table:table-cell>
          <table:table-cell office:value-type="float" office:value="31721.3" calcext:value-type="float">
            <text:p>31721.3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564.288" calcext:value-type="float">
            <text:p>564.288</text:p>
          </table:table-cell>
          <table:table-cell office:value-type="float" office:value="372.681" calcext:value-type="float">
            <text:p>372.681</text:p>
          </table:table-cell>
          <table:table-cell office:value-type="float" office:value="756.076" calcext:value-type="float">
            <text:p>756.076</text:p>
          </table:table-cell>
          <table:table-cell table:style-name="ce2" office:value-type="date" office:date-value="2021-04-21" calcext:value-type="date">
            <text:p>2021-04-21</text:p>
          </table:table-cell>
          <table:table-cell office:value-type="float" office:value="-673.08" calcext:value-type="float">
            <text:p>-673.08</text:p>
          </table:table-cell>
          <table:table-cell office:value-type="float" office:value="-1592.05" calcext:value-type="float">
            <text:p>-1592.05</text:p>
          </table:table-cell>
          <table:table-cell office:value-type="float" office:value="251.752" calcext:value-type="float">
            <text:p>251.752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607330" calcext:value-type="float">
            <text:p>1.61E+06</text:p>
          </table:table-cell>
          <table:table-cell office:value-type="float" office:value="1599220" calcext:value-type="float">
            <text:p>1.60E+06</text:p>
          </table:table-cell>
          <table:table-cell office:value-type="float" office:value="1615940" calcext:value-type="float">
            <text:p>1.62E+06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28712.2" calcext:value-type="float">
            <text:p>28712.2</text:p>
          </table:table-cell>
          <table:table-cell office:value-type="float" office:value="28405.8" calcext:value-type="float">
            <text:p>28405.8</text:p>
          </table:table-cell>
          <table:table-cell office:value-type="float" office:value="29018.9" calcext:value-type="float">
            <text:p>29018.9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4853.44" calcext:value-type="float">
            <text:p>4853.44</text:p>
          </table:table-cell>
          <table:table-cell office:value-type="float" office:value="3811.77" calcext:value-type="float">
            <text:p>3811.77</text:p>
          </table:table-cell>
          <table:table-cell office:value-type="float" office:value="5902.69" calcext:value-type="float">
            <text:p>5902.69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26511.3" calcext:value-type="float">
            <text:p>26511.3</text:p>
          </table:table-cell>
          <table:table-cell office:value-type="float" office:value="21835.6" calcext:value-type="float">
            <text:p>21835.6</text:p>
          </table:table-cell>
          <table:table-cell office:value-type="float" office:value="31770.2" calcext:value-type="float">
            <text:p>31770.2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553.527" calcext:value-type="float">
            <text:p>553.527</text:p>
          </table:table-cell>
          <table:table-cell office:value-type="float" office:value="364.762" calcext:value-type="float">
            <text:p>364.762</text:p>
          </table:table-cell>
          <table:table-cell office:value-type="float" office:value="742.542" calcext:value-type="float">
            <text:p>742.542</text:p>
          </table:table-cell>
          <table:table-cell table:style-name="ce2" office:value-type="date" office:date-value="2021-04-22" calcext:value-type="date">
            <text:p>2021-04-22</text:p>
          </table:table-cell>
          <table:table-cell office:value-type="float" office:value="-666.094" calcext:value-type="float">
            <text:p>-666.094</text:p>
          </table:table-cell>
          <table:table-cell office:value-type="float" office:value="-1575.73" calcext:value-type="float">
            <text:p>-1575.73</text:p>
          </table:table-cell>
          <table:table-cell office:value-type="float" office:value="250.971" calcext:value-type="float">
            <text:p>250.971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611040" calcext:value-type="float">
            <text:p>1.61E+06</text:p>
          </table:table-cell>
          <table:table-cell office:value-type="float" office:value="1602520" calcext:value-type="float">
            <text:p>1.60E+06</text:p>
          </table:table-cell>
          <table:table-cell office:value-type="float" office:value="1620190" calcext:value-type="float">
            <text:p>1.62E+06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28785.3" calcext:value-type="float">
            <text:p>28785.3</text:p>
          </table:table-cell>
          <table:table-cell office:value-type="float" office:value="28472.2" calcext:value-type="float">
            <text:p>28472.2</text:p>
          </table:table-cell>
          <table:table-cell office:value-type="float" office:value="29098.7" calcext:value-type="float">
            <text:p>29098.7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4762.94" calcext:value-type="float">
            <text:p>4762.94</text:p>
          </table:table-cell>
          <table:table-cell office:value-type="float" office:value="3721.29" calcext:value-type="float">
            <text:p>3721.29</text:p>
          </table:table-cell>
          <table:table-cell office:value-type="float" office:value="5814.14" calcext:value-type="float">
            <text:p>5814.14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26355.5" calcext:value-type="float">
            <text:p>26355.5</text:p>
          </table:table-cell>
          <table:table-cell office:value-type="float" office:value="21568.9" calcext:value-type="float">
            <text:p>21568.9</text:p>
          </table:table-cell>
          <table:table-cell office:value-type="float" office:value="31864.1" calcext:value-type="float">
            <text:p>31864.1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356.967" calcext:value-type="float">
            <text:p>356.967</text:p>
          </table:table-cell>
          <table:table-cell office:value-type="float" office:value="729.168" calcext:value-type="float">
            <text:p>729.168</text:p>
          </table:table-cell>
          <table:table-cell table:style-name="ce2" office:value-type="date" office:date-value="2021-04-23" calcext:value-type="date">
            <text:p>2021-04-23</text:p>
          </table:table-cell>
          <table:table-cell office:value-type="float" office:value="-658.476" calcext:value-type="float">
            <text:p>-658.476</text:p>
          </table:table-cell>
          <table:table-cell office:value-type="float" office:value="-1558.34" calcext:value-type="float">
            <text:p>-1558.34</text:p>
          </table:table-cell>
          <table:table-cell office:value-type="float" office:value="250.538" calcext:value-type="float">
            <text:p>250.538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614720" calcext:value-type="float">
            <text:p>1.61E+06</text:p>
          </table:table-cell>
          <table:table-cell office:value-type="float" office:value="1605760" calcext:value-type="float">
            <text:p>1.61E+06</text:p>
          </table:table-cell>
          <table:table-cell office:value-type="float" office:value="1624470" calcext:value-type="float">
            <text:p>1.62E+06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28856.9" calcext:value-type="float">
            <text:p>28856.9</text:p>
          </table:table-cell>
          <table:table-cell office:value-type="float" office:value="28537.6" calcext:value-type="float">
            <text:p>28537.6</text:p>
          </table:table-cell>
          <table:table-cell office:value-type="float" office:value="29176.7" calcext:value-type="float">
            <text:p>29176.7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4673.74" calcext:value-type="float">
            <text:p>4673.74</text:p>
          </table:table-cell>
          <table:table-cell office:value-type="float" office:value="3633.39" calcext:value-type="float">
            <text:p>3633.39</text:p>
          </table:table-cell>
          <table:table-cell office:value-type="float" office:value="5725.89" calcext:value-type="float">
            <text:p>5725.89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26205.3" calcext:value-type="float">
            <text:p>26205.3</text:p>
          </table:table-cell>
          <table:table-cell office:value-type="float" office:value="21288.9" calcext:value-type="float">
            <text:p>21288.9</text:p>
          </table:table-cell>
          <table:table-cell office:value-type="float" office:value="31986.2" calcext:value-type="float">
            <text:p>31986.2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532.412" calcext:value-type="float">
            <text:p>532.412</text:p>
          </table:table-cell>
          <table:table-cell office:value-type="float" office:value="349.303" calcext:value-type="float">
            <text:p>349.303</text:p>
          </table:table-cell>
          <table:table-cell office:value-type="float" office:value="715.962" calcext:value-type="float">
            <text:p>715.962</text:p>
          </table:table-cell>
          <table:table-cell table:style-name="ce2" office:value-type="date" office:date-value="2021-04-24" calcext:value-type="date">
            <text:p>2021-04-24</text:p>
          </table:table-cell>
          <table:table-cell office:value-type="float" office:value="-650.373" calcext:value-type="float">
            <text:p>-650.373</text:p>
          </table:table-cell>
          <table:table-cell office:value-type="float" office:value="-1540.08" calcext:value-type="float">
            <text:p>-1540.08</text:p>
          </table:table-cell>
          <table:table-cell office:value-type="float" office:value="250.366" calcext:value-type="float">
            <text:p>250.366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618370" calcext:value-type="float">
            <text:p>1.62E+06</text:p>
          </table:table-cell>
          <table:table-cell office:value-type="float" office:value="1608960" calcext:value-type="float">
            <text:p>1.61E+06</text:p>
          </table:table-cell>
          <table:table-cell office:value-type="float" office:value="1628760" calcext:value-type="float">
            <text:p>1.63E+06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28927.2" calcext:value-type="float">
            <text:p>28927.2</text:p>
          </table:table-cell>
          <table:table-cell office:value-type="float" office:value="28602" calcext:value-type="float">
            <text:p>28602</text:p>
          </table:table-cell>
          <table:table-cell office:value-type="float" office:value="29252.9" calcext:value-type="float">
            <text:p>29252.9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4585.85" calcext:value-type="float">
            <text:p>4585.85</text:p>
          </table:table-cell>
          <table:table-cell office:value-type="float" office:value="3547.93" calcext:value-type="float">
            <text:p>3547.93</text:p>
          </table:table-cell>
          <table:table-cell office:value-type="float" office:value="5638.13" calcext:value-type="float">
            <text:p>5638.13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26053.3" calcext:value-type="float">
            <text:p>26053.3</text:p>
          </table:table-cell>
          <table:table-cell office:value-type="float" office:value="20994.3" calcext:value-type="float">
            <text:p>20994.3</text:p>
          </table:table-cell>
          <table:table-cell office:value-type="float" office:value="32126.2" calcext:value-type="float">
            <text:p>32126.2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522.072" calcext:value-type="float">
            <text:p>522.072</text:p>
          </table:table-cell>
          <table:table-cell office:value-type="float" office:value="341.774" calcext:value-type="float">
            <text:p>341.774</text:p>
          </table:table-cell>
          <table:table-cell office:value-type="float" office:value="702.933" calcext:value-type="float">
            <text:p>702.933</text:p>
          </table:table-cell>
          <table:table-cell table:style-name="ce2" office:value-type="date" office:date-value="2021-04-25" calcext:value-type="date">
            <text:p>2021-04-25</text:p>
          </table:table-cell>
          <table:table-cell office:value-type="float" office:value="-641.895" calcext:value-type="float">
            <text:p>-641.895</text:p>
          </table:table-cell>
          <table:table-cell office:value-type="float" office:value="-1521.15" calcext:value-type="float">
            <text:p>-1521.15</text:p>
          </table:table-cell>
          <table:table-cell office:value-type="float" office:value="250.385" calcext:value-type="float">
            <text:p>250.385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621990" calcext:value-type="float">
            <text:p>1.62E+06</text:p>
          </table:table-cell>
          <table:table-cell office:value-type="float" office:value="1612100" calcext:value-type="float">
            <text:p>1.61E+06</text:p>
          </table:table-cell>
          <table:table-cell office:value-type="float" office:value="1633070" calcext:value-type="float">
            <text:p>1.63E+06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28996" calcext:value-type="float">
            <text:p>28996</text:p>
          </table:table-cell>
          <table:table-cell office:value-type="float" office:value="28665.4" calcext:value-type="float">
            <text:p>28665.4</text:p>
          </table:table-cell>
          <table:table-cell office:value-type="float" office:value="29327.3" calcext:value-type="float">
            <text:p>29327.3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4499.29" calcext:value-type="float">
            <text:p>4499.29</text:p>
          </table:table-cell>
          <table:table-cell office:value-type="float" office:value="3464.79" calcext:value-type="float">
            <text:p>3464.79</text:p>
          </table:table-cell>
          <table:table-cell office:value-type="float" office:value="5551.01" calcext:value-type="float">
            <text:p>5551.01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25894" calcext:value-type="float">
            <text:p>25894</text:p>
          </table:table-cell>
          <table:table-cell office:value-type="float" office:value="20684.4" calcext:value-type="float">
            <text:p>20684.4</text:p>
          </table:table-cell>
          <table:table-cell office:value-type="float" office:value="32280.6" calcext:value-type="float">
            <text:p>32280.6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511.883" calcext:value-type="float">
            <text:p>511.883</text:p>
          </table:table-cell>
          <table:table-cell office:value-type="float" office:value="334.384" calcext:value-type="float">
            <text:p>334.384</text:p>
          </table:table-cell>
          <table:table-cell office:value-type="float" office:value="690.085" calcext:value-type="float">
            <text:p>690.085</text:p>
          </table:table-cell>
          <table:table-cell table:style-name="ce2" office:value-type="date" office:date-value="2021-04-26" calcext:value-type="date">
            <text:p>2021-04-26</text:p>
          </table:table-cell>
          <table:table-cell office:value-type="float" office:value="-633.133" calcext:value-type="float">
            <text:p>-633.133</text:p>
          </table:table-cell>
          <table:table-cell office:value-type="float" office:value="-1501.68" calcext:value-type="float">
            <text:p>-1501.68</text:p>
          </table:table-cell>
          <table:table-cell office:value-type="float" office:value="250.542" calcext:value-type="float">
            <text:p>250.542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625590" calcext:value-type="float">
            <text:p>1.63E+06</text:p>
          </table:table-cell>
          <table:table-cell office:value-type="float" office:value="1615180" calcext:value-type="float">
            <text:p>1.62E+06</text:p>
          </table:table-cell>
          <table:table-cell office:value-type="float" office:value="1637400" calcext:value-type="float">
            <text:p>1.64E+06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29063.5" calcext:value-type="float">
            <text:p>29063.5</text:p>
          </table:table-cell>
          <table:table-cell office:value-type="float" office:value="28727.9" calcext:value-type="float">
            <text:p>28727.9</text:p>
          </table:table-cell>
          <table:table-cell office:value-type="float" office:value="29400.1" calcext:value-type="float">
            <text:p>29400.1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4414.07" calcext:value-type="float">
            <text:p>4414.07</text:p>
          </table:table-cell>
          <table:table-cell office:value-type="float" office:value="3383.84" calcext:value-type="float">
            <text:p>3383.84</text:p>
          </table:table-cell>
          <table:table-cell office:value-type="float" office:value="5464.66" calcext:value-type="float">
            <text:p>5464.66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25723.6" calcext:value-type="float">
            <text:p>25723.6</text:p>
          </table:table-cell>
          <table:table-cell office:value-type="float" office:value="20358.6" calcext:value-type="float">
            <text:p>20358.6</text:p>
          </table:table-cell>
          <table:table-cell office:value-type="float" office:value="32450.2" calcext:value-type="float">
            <text:p>32450.2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501.848" calcext:value-type="float">
            <text:p>501.848</text:p>
          </table:table-cell>
          <table:table-cell office:value-type="float" office:value="327.135" calcext:value-type="float">
            <text:p>327.135</text:p>
          </table:table-cell>
          <table:table-cell office:value-type="float" office:value="677.424" calcext:value-type="float">
            <text:p>677.424</text:p>
          </table:table-cell>
          <table:table-cell table:style-name="ce2" office:value-type="date" office:date-value="2021-04-27" calcext:value-type="date">
            <text:p>2021-04-27</text:p>
          </table:table-cell>
          <table:table-cell office:value-type="float" office:value="-624.16" calcext:value-type="float">
            <text:p>-624.16</text:p>
          </table:table-cell>
          <table:table-cell office:value-type="float" office:value="-1481.79" calcext:value-type="float">
            <text:p>-1481.79</text:p>
          </table:table-cell>
          <table:table-cell office:value-type="float" office:value="250.797" calcext:value-type="float">
            <text:p>250.797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629150" calcext:value-type="float">
            <text:p>1.63E+06</text:p>
          </table:table-cell>
          <table:table-cell office:value-type="float" office:value="1618190" calcext:value-type="float">
            <text:p>1.62E+06</text:p>
          </table:table-cell>
          <table:table-cell office:value-type="float" office:value="1641760" calcext:value-type="float">
            <text:p>1.64E+06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29129.6" calcext:value-type="float">
            <text:p>29129.6</text:p>
          </table:table-cell>
          <table:table-cell office:value-type="float" office:value="28789.3" calcext:value-type="float">
            <text:p>28789.3</text:p>
          </table:table-cell>
          <table:table-cell office:value-type="float" office:value="29471.1" calcext:value-type="float">
            <text:p>29471.1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4330.18" calcext:value-type="float">
            <text:p>4330.18</text:p>
          </table:table-cell>
          <table:table-cell office:value-type="float" office:value="3305" calcext:value-type="float">
            <text:p>3305</text:p>
          </table:table-cell>
          <table:table-cell office:value-type="float" office:value="5379.18" calcext:value-type="float">
            <text:p>5379.18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25539.8" calcext:value-type="float">
            <text:p>25539.8</text:p>
          </table:table-cell>
          <table:table-cell office:value-type="float" office:value="20016.4" calcext:value-type="float">
            <text:p>20016.4</text:p>
          </table:table-cell>
          <table:table-cell office:value-type="float" office:value="32635.9" calcext:value-type="float">
            <text:p>32635.9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491.968" calcext:value-type="float">
            <text:p>491.968</text:p>
          </table:table-cell>
          <table:table-cell office:value-type="float" office:value="320.028" calcext:value-type="float">
            <text:p>320.028</text:p>
          </table:table-cell>
          <table:table-cell office:value-type="float" office:value="664.952" calcext:value-type="float">
            <text:p>664.952</text:p>
          </table:table-cell>
          <table:table-cell table:style-name="ce2" office:value-type="date" office:date-value="2021-04-28" calcext:value-type="date">
            <text:p>2021-04-28</text:p>
          </table:table-cell>
          <table:table-cell office:value-type="float" office:value="-615.036" calcext:value-type="float">
            <text:p>-615.036</text:p>
          </table:table-cell>
          <table:table-cell office:value-type="float" office:value="-1461.6" calcext:value-type="float">
            <text:p>-1461.6</text:p>
          </table:table-cell>
          <table:table-cell office:value-type="float" office:value="251.12" calcext:value-type="float">
            <text:p>251.12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632670" calcext:value-type="float">
            <text:p>1.63E+06</text:p>
          </table:table-cell>
          <table:table-cell office:value-type="float" office:value="1621150" calcext:value-type="float">
            <text:p>1.62E+06</text:p>
          </table:table-cell>
          <table:table-cell office:value-type="float" office:value="1646130" calcext:value-type="float">
            <text:p>1.65E+06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29194.4" calcext:value-type="float">
            <text:p>29194.4</text:p>
          </table:table-cell>
          <table:table-cell office:value-type="float" office:value="28849.7" calcext:value-type="float">
            <text:p>28849.7</text:p>
          </table:table-cell>
          <table:table-cell office:value-type="float" office:value="29540.6" calcext:value-type="float">
            <text:p>29540.6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4247.64" calcext:value-type="float">
            <text:p>4247.64</text:p>
          </table:table-cell>
          <table:table-cell office:value-type="float" office:value="3228.17" calcext:value-type="float">
            <text:p>3228.17</text:p>
          </table:table-cell>
          <table:table-cell office:value-type="float" office:value="5294.66" calcext:value-type="float">
            <text:p>5294.66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25341.6" calcext:value-type="float">
            <text:p>25341.6</text:p>
          </table:table-cell>
          <table:table-cell office:value-type="float" office:value="19658.2" calcext:value-type="float">
            <text:p>19658.2</text:p>
          </table:table-cell>
          <table:table-cell office:value-type="float" office:value="32835.8" calcext:value-type="float">
            <text:p>32835.8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482.246" calcext:value-type="float">
            <text:p>482.246</text:p>
          </table:table-cell>
          <table:table-cell office:value-type="float" office:value="313.062" calcext:value-type="float">
            <text:p>313.062</text:p>
          </table:table-cell>
          <table:table-cell office:value-type="float" office:value="652.673" calcext:value-type="float">
            <text:p>652.673</text:p>
          </table:table-cell>
          <table:table-cell table:style-name="ce2" office:value-type="date" office:date-value="2021-04-29" calcext:value-type="date">
            <text:p>2021-04-29</text:p>
          </table:table-cell>
          <table:table-cell office:value-type="float" office:value="-605.808" calcext:value-type="float">
            <text:p>-605.808</text:p>
          </table:table-cell>
          <table:table-cell office:value-type="float" office:value="-1441.2" calcext:value-type="float">
            <text:p>-1441.2</text:p>
          </table:table-cell>
          <table:table-cell office:value-type="float" office:value="251.483" calcext:value-type="float">
            <text:p>251.483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636160" calcext:value-type="float">
            <text:p>1.64E+06</text:p>
          </table:table-cell>
          <table:table-cell office:value-type="float" office:value="1624050" calcext:value-type="float">
            <text:p>1.62E+06</text:p>
          </table:table-cell>
          <table:table-cell office:value-type="float" office:value="1650530" calcext:value-type="float">
            <text:p>1.65E+06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29258" calcext:value-type="float">
            <text:p>29258</text:p>
          </table:table-cell>
          <table:table-cell office:value-type="float" office:value="28909" calcext:value-type="float">
            <text:p>28909</text:p>
          </table:table-cell>
          <table:table-cell office:value-type="float" office:value="29608.6" calcext:value-type="float">
            <text:p>29608.6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4166.42" calcext:value-type="float">
            <text:p>4166.42</text:p>
          </table:table-cell>
          <table:table-cell office:value-type="float" office:value="3153.26" calcext:value-type="float">
            <text:p>3153.26</text:p>
          </table:table-cell>
          <table:table-cell office:value-type="float" office:value="5211.18" calcext:value-type="float">
            <text:p>5211.18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25128.6" calcext:value-type="float">
            <text:p>25128.6</text:p>
          </table:table-cell>
          <table:table-cell office:value-type="float" office:value="19286.1" calcext:value-type="float">
            <text:p>19286.1</text:p>
          </table:table-cell>
          <table:table-cell office:value-type="float" office:value="33043.9" calcext:value-type="float">
            <text:p>33043.9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472.68" calcext:value-type="float">
            <text:p>472.68</text:p>
          </table:table-cell>
          <table:table-cell office:value-type="float" office:value="306.236" calcext:value-type="float">
            <text:p>306.236</text:p>
          </table:table-cell>
          <table:table-cell office:value-type="float" office:value="640.588" calcext:value-type="float">
            <text:p>640.588</text:p>
          </table:table-cell>
          <table:table-cell table:style-name="ce2" office:value-type="date" office:date-value="2021-04-30" calcext:value-type="date">
            <text:p>2021-04-30</text:p>
          </table:table-cell>
          <table:table-cell office:value-type="float" office:value="-596.519" calcext:value-type="float">
            <text:p>-596.519</text:p>
          </table:table-cell>
          <table:table-cell office:value-type="float" office:value="-1420.67" calcext:value-type="float">
            <text:p>-1420.67</text:p>
          </table:table-cell>
          <table:table-cell office:value-type="float" office:value="251.866" calcext:value-type="float">
            <text:p>251.866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639620" calcext:value-type="float">
            <text:p>1.64E+06</text:p>
          </table:table-cell>
          <table:table-cell office:value-type="float" office:value="1626880" calcext:value-type="float">
            <text:p>1.63E+06</text:p>
          </table:table-cell>
          <table:table-cell office:value-type="float" office:value="1654960" calcext:value-type="float">
            <text:p>1.65E+06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29320.2" calcext:value-type="float">
            <text:p>29320.2</text:p>
          </table:table-cell>
          <table:table-cell office:value-type="float" office:value="28967.4" calcext:value-type="float">
            <text:p>28967.4</text:p>
          </table:table-cell>
          <table:table-cell office:value-type="float" office:value="29675" calcext:value-type="float">
            <text:p>29675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4086.54" calcext:value-type="float">
            <text:p>4086.54</text:p>
          </table:table-cell>
          <table:table-cell office:value-type="float" office:value="3080.21" calcext:value-type="float">
            <text:p>3080.21</text:p>
          </table:table-cell>
          <table:table-cell office:value-type="float" office:value="5128.78" calcext:value-type="float">
            <text:p>5128.78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24901.3" calcext:value-type="float">
            <text:p>24901.3</text:p>
          </table:table-cell>
          <table:table-cell office:value-type="float" office:value="18904.4" calcext:value-type="float">
            <text:p>18904.4</text:p>
          </table:table-cell>
          <table:table-cell office:value-type="float" office:value="33252.4" calcext:value-type="float">
            <text:p>33252.4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463.272" calcext:value-type="float">
            <text:p>463.272</text:p>
          </table:table-cell>
          <table:table-cell office:value-type="float" office:value="299.549" calcext:value-type="float">
            <text:p>299.549</text:p>
          </table:table-cell>
          <table:table-cell office:value-type="float" office:value="628.698" calcext:value-type="float">
            <text:p>628.698</text:p>
          </table:table-cell>
          <table:table-cell table:style-name="ce2" office:value-type="date" office:date-value="2021-05-01" calcext:value-type="date">
            <text:p>2021-05-01</text:p>
          </table:table-cell>
          <table:table-cell office:value-type="float" office:value="-587.2" calcext:value-type="float">
            <text:p>-587.2</text:p>
          </table:table-cell>
          <table:table-cell office:value-type="float" office:value="-1400.07" calcext:value-type="float">
            <text:p>-1400.07</text:p>
          </table:table-cell>
          <table:table-cell office:value-type="float" office:value="252.251" calcext:value-type="float">
            <text:p>252.251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643030" calcext:value-type="float">
            <text:p>1.64E+06</text:p>
          </table:table-cell>
          <table:table-cell office:value-type="float" office:value="1629660" calcext:value-type="float">
            <text:p>1.63E+06</text:p>
          </table:table-cell>
          <table:table-cell office:value-type="float" office:value="1659410" calcext:value-type="float">
            <text:p>1.66E+06</text:p>
          </table:table-cell>
          <table:table-cell office:value-type="date" office:date-value="2021-05-02" calcext:value-type="date">
            <text:p>2021-05-02</text:p>
          </table:table-cell>
          <table:table-cell office:value-type="float" office:value="29381.2" calcext:value-type="float">
            <text:p>29381.2</text:p>
          </table:table-cell>
          <table:table-cell office:value-type="float" office:value="29024.8" calcext:value-type="float">
            <text:p>29024.8</text:p>
          </table:table-cell>
          <table:table-cell office:value-type="float" office:value="29739.9" calcext:value-type="float">
            <text:p>29739.9</text:p>
          </table:table-cell>
          <table:table-cell office:value-type="date" office:date-value="2021-05-02" calcext:value-type="date">
            <text:p>2021-05-02</text:p>
          </table:table-cell>
          <table:table-cell office:value-type="float" office:value="4007.97" calcext:value-type="float">
            <text:p>4007.97</text:p>
          </table:table-cell>
          <table:table-cell office:value-type="float" office:value="3008.93" calcext:value-type="float">
            <text:p>3008.93</text:p>
          </table:table-cell>
          <table:table-cell office:value-type="float" office:value="5047.53" calcext:value-type="float">
            <text:p>5047.53</text:p>
          </table:table-cell>
          <table:table-cell office:value-type="date" office:date-value="2021-05-02" calcext:value-type="date">
            <text:p>2021-05-02</text:p>
          </table:table-cell>
          <table:table-cell office:value-type="float" office:value="24660.7" calcext:value-type="float">
            <text:p>24660.7</text:p>
          </table:table-cell>
          <table:table-cell office:value-type="float" office:value="18518.5" calcext:value-type="float">
            <text:p>18518.5</text:p>
          </table:table-cell>
          <table:table-cell office:value-type="float" office:value="33456.2" calcext:value-type="float">
            <text:p>33456.2</text:p>
          </table:table-cell>
          <table:table-cell office:value-type="date" office:date-value="2021-05-02" calcext:value-type="date">
            <text:p>2021-05-02</text:p>
          </table:table-cell>
          <table:table-cell office:value-type="float" office:value="454.021" calcext:value-type="float">
            <text:p>454.021</text:p>
          </table:table-cell>
          <table:table-cell office:value-type="float" office:value="292.998" calcext:value-type="float">
            <text:p>292.998</text:p>
          </table:table-cell>
          <table:table-cell office:value-type="float" office:value="617.006" calcext:value-type="float">
            <text:p>617.006</text:p>
          </table:table-cell>
          <table:table-cell table:style-name="ce2" office:value-type="date" office:date-value="2021-05-02" calcext:value-type="date">
            <text:p>2021-05-02</text:p>
          </table:table-cell>
          <table:table-cell office:value-type="float" office:value="-577.88" calcext:value-type="float">
            <text:p>-577.88</text:p>
          </table:table-cell>
          <table:table-cell office:value-type="float" office:value="-1379.46" calcext:value-type="float">
            <text:p>-1379.46</text:p>
          </table:table-cell>
          <table:table-cell office:value-type="float" office:value="252.625" calcext:value-type="float">
            <text:p>252.625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646400" calcext:value-type="float">
            <text:p>1.65E+06</text:p>
          </table:table-cell>
          <table:table-cell office:value-type="float" office:value="1632370" calcext:value-type="float">
            <text:p>1.63E+06</text:p>
          </table:table-cell>
          <table:table-cell office:value-type="float" office:value="1663890" calcext:value-type="float">
            <text:p>1.66E+06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29440.9" calcext:value-type="float">
            <text:p>29440.9</text:p>
          </table:table-cell>
          <table:table-cell office:value-type="float" office:value="29081.1" calcext:value-type="float">
            <text:p>29081.1</text:p>
          </table:table-cell>
          <table:table-cell office:value-type="float" office:value="29803.5" calcext:value-type="float">
            <text:p>29803.5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930.71" calcext:value-type="float">
            <text:p>3930.71</text:p>
          </table:table-cell>
          <table:table-cell office:value-type="float" office:value="2939.37" calcext:value-type="float">
            <text:p>2939.37</text:p>
          </table:table-cell>
          <table:table-cell office:value-type="float" office:value="4967.46" calcext:value-type="float">
            <text:p>4967.46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24407.8" calcext:value-type="float">
            <text:p>24407.8</text:p>
          </table:table-cell>
          <table:table-cell office:value-type="float" office:value="18133.7" calcext:value-type="float">
            <text:p>18133.7</text:p>
          </table:table-cell>
          <table:table-cell office:value-type="float" office:value="33655.3" calcext:value-type="float">
            <text:p>33655.3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444.927" calcext:value-type="float">
            <text:p>444.927</text:p>
          </table:table-cell>
          <table:table-cell office:value-type="float" office:value="286.582" calcext:value-type="float">
            <text:p>286.582</text:p>
          </table:table-cell>
          <table:table-cell office:value-type="float" office:value="605.51" calcext:value-type="float">
            <text:p>605.51</text:p>
          </table:table-cell>
          <table:table-cell table:style-name="ce2" office:value-type="date" office:date-value="2021-05-03" calcext:value-type="date">
            <text:p>2021-05-03</text:p>
          </table:table-cell>
          <table:table-cell office:value-type="float" office:value="-568.58" calcext:value-type="float">
            <text:p>-568.58</text:p>
          </table:table-cell>
          <table:table-cell office:value-type="float" office:value="-1358.88" calcext:value-type="float">
            <text:p>-1358.88</text:p>
          </table:table-cell>
          <table:table-cell office:value-type="float" office:value="252.982" calcext:value-type="float">
            <text:p>252.982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649730" calcext:value-type="float">
            <text:p>1.65E+06</text:p>
          </table:table-cell>
          <table:table-cell office:value-type="float" office:value="1635030" calcext:value-type="float">
            <text:p>1.64E+06</text:p>
          </table:table-cell>
          <table:table-cell office:value-type="float" office:value="1668400" calcext:value-type="float">
            <text:p>1.67E+06</text:p>
          </table:table-cell>
          <table:table-cell office:value-type="date" office:date-value="2021-05-04" calcext:value-type="date">
            <text:p>2021-05-04</text:p>
          </table:table-cell>
          <table:table-cell office:value-type="float" office:value="29499.5" calcext:value-type="float">
            <text:p>29499.5</text:p>
          </table:table-cell>
          <table:table-cell office:value-type="float" office:value="29136.5" calcext:value-type="float">
            <text:p>29136.5</text:p>
          </table:table-cell>
          <table:table-cell office:value-type="float" office:value="29865.6" calcext:value-type="float">
            <text:p>29865.6</text:p>
          </table:table-cell>
          <table:table-cell office:value-type="date" office:date-value="2021-05-04" calcext:value-type="date">
            <text:p>2021-05-04</text:p>
          </table:table-cell>
          <table:table-cell office:value-type="float" office:value="3854.75" calcext:value-type="float">
            <text:p>3854.75</text:p>
          </table:table-cell>
          <table:table-cell office:value-type="float" office:value="2871.45" calcext:value-type="float">
            <text:p>2871.45</text:p>
          </table:table-cell>
          <table:table-cell office:value-type="float" office:value="4888.6" calcext:value-type="float">
            <text:p>4888.6</text:p>
          </table:table-cell>
          <table:table-cell office:value-type="date" office:date-value="2021-05-04" calcext:value-type="date">
            <text:p>2021-05-04</text:p>
          </table:table-cell>
          <table:table-cell office:value-type="float" office:value="24144" calcext:value-type="float">
            <text:p>24144</text:p>
          </table:table-cell>
          <table:table-cell office:value-type="float" office:value="17754.8" calcext:value-type="float">
            <text:p>17754.8</text:p>
          </table:table-cell>
          <table:table-cell office:value-type="float" office:value="33854" calcext:value-type="float">
            <text:p>33854</text:p>
          </table:table-cell>
          <table:table-cell office:value-type="date" office:date-value="2021-05-04" calcext:value-type="date">
            <text:p>2021-05-04</text:p>
          </table:table-cell>
          <table:table-cell office:value-type="float" office:value="435.988" calcext:value-type="float">
            <text:p>435.988</text:p>
          </table:table-cell>
          <table:table-cell office:value-type="float" office:value="280.297" calcext:value-type="float">
            <text:p>280.297</text:p>
          </table:table-cell>
          <table:table-cell office:value-type="float" office:value="594.213" calcext:value-type="float">
            <text:p>594.213</text:p>
          </table:table-cell>
          <table:table-cell table:style-name="ce2" office:value-type="date" office:date-value="2021-05-04" calcext:value-type="date">
            <text:p>2021-05-04</text:p>
          </table:table-cell>
          <table:table-cell office:value-type="float" office:value="-559.32" calcext:value-type="float">
            <text:p>-559.32</text:p>
          </table:table-cell>
          <table:table-cell office:value-type="float" office:value="-1338.39" calcext:value-type="float">
            <text:p>-1338.39</text:p>
          </table:table-cell>
          <table:table-cell office:value-type="float" office:value="253.316" calcext:value-type="float">
            <text:p>253.316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653020" calcext:value-type="float">
            <text:p>1.65E+06</text:p>
          </table:table-cell>
          <table:table-cell office:value-type="float" office:value="1637620" calcext:value-type="float">
            <text:p>1.64E+06</text:p>
          </table:table-cell>
          <table:table-cell office:value-type="float" office:value="1672950" calcext:value-type="float">
            <text:p>1.67E+06</text:p>
          </table:table-cell>
          <table:table-cell office:value-type="date" office:date-value="2021-05-05" calcext:value-type="date">
            <text:p>2021-05-05</text:p>
          </table:table-cell>
          <table:table-cell office:value-type="float" office:value="29556.8" calcext:value-type="float">
            <text:p>29556.8</text:p>
          </table:table-cell>
          <table:table-cell office:value-type="float" office:value="29190.9" calcext:value-type="float">
            <text:p>29190.9</text:p>
          </table:table-cell>
          <table:table-cell office:value-type="float" office:value="29926.4" calcext:value-type="float">
            <text:p>29926.4</text:p>
          </table:table-cell>
          <table:table-cell office:value-type="date" office:date-value="2021-05-05" calcext:value-type="date">
            <text:p>2021-05-05</text:p>
          </table:table-cell>
          <table:table-cell office:value-type="float" office:value="3780.07" calcext:value-type="float">
            <text:p>3780.07</text:p>
          </table:table-cell>
          <table:table-cell office:value-type="float" office:value="2805.12" calcext:value-type="float">
            <text:p>2805.12</text:p>
          </table:table-cell>
          <table:table-cell office:value-type="float" office:value="4811" calcext:value-type="float">
            <text:p>4811</text:p>
          </table:table-cell>
          <table:table-cell office:value-type="date" office:date-value="2021-05-05" calcext:value-type="date">
            <text:p>2021-05-05</text:p>
          </table:table-cell>
          <table:table-cell office:value-type="float" office:value="23870.7" calcext:value-type="float">
            <text:p>23870.7</text:p>
          </table:table-cell>
          <table:table-cell office:value-type="float" office:value="17384.7" calcext:value-type="float">
            <text:p>17384.7</text:p>
          </table:table-cell>
          <table:table-cell office:value-type="float" office:value="34058.7" calcext:value-type="float">
            <text:p>34058.7</text:p>
          </table:table-cell>
          <table:table-cell office:value-type="date" office:date-value="2021-05-05" calcext:value-type="date">
            <text:p>2021-05-05</text:p>
          </table:table-cell>
          <table:table-cell office:value-type="float" office:value="427.203" calcext:value-type="float">
            <text:p>427.203</text:p>
          </table:table-cell>
          <table:table-cell office:value-type="float" office:value="274.141" calcext:value-type="float">
            <text:p>274.141</text:p>
          </table:table-cell>
          <table:table-cell office:value-type="float" office:value="583.113" calcext:value-type="float">
            <text:p>583.113</text:p>
          </table:table-cell>
          <table:table-cell table:style-name="ce2" office:value-type="date" office:date-value="2021-05-05" calcext:value-type="date">
            <text:p>2021-05-05</text:p>
          </table:table-cell>
          <table:table-cell office:value-type="float" office:value="-550.113" calcext:value-type="float">
            <text:p>-550.113</text:p>
          </table:table-cell>
          <table:table-cell office:value-type="float" office:value="-1318.02" calcext:value-type="float">
            <text:p>-1318.02</text:p>
          </table:table-cell>
          <table:table-cell office:value-type="float" office:value="253.623" calcext:value-type="float">
            <text:p>253.623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656260" calcext:value-type="float">
            <text:p>1.66E+06</text:p>
          </table:table-cell>
          <table:table-cell office:value-type="float" office:value="1640160" calcext:value-type="float">
            <text:p>1.64E+06</text:p>
          </table:table-cell>
          <table:table-cell office:value-type="float" office:value="1677530" calcext:value-type="float">
            <text:p>1.68E+06</text:p>
          </table:table-cell>
          <table:table-cell office:value-type="date" office:date-value="2021-05-06" calcext:value-type="date">
            <text:p>2021-05-06</text:p>
          </table:table-cell>
          <table:table-cell office:value-type="float" office:value="29613" calcext:value-type="float">
            <text:p>29613</text:p>
          </table:table-cell>
          <table:table-cell office:value-type="float" office:value="29244.3" calcext:value-type="float">
            <text:p>29244.3</text:p>
          </table:table-cell>
          <table:table-cell office:value-type="float" office:value="29985.9" calcext:value-type="float">
            <text:p>29985.9</text:p>
          </table:table-cell>
          <table:table-cell office:value-type="date" office:date-value="2021-05-06" calcext:value-type="date">
            <text:p>2021-05-06</text:p>
          </table:table-cell>
          <table:table-cell office:value-type="float" office:value="3706.66" calcext:value-type="float">
            <text:p>3706.66</text:p>
          </table:table-cell>
          <table:table-cell office:value-type="float" office:value="2740.32" calcext:value-type="float">
            <text:p>2740.32</text:p>
          </table:table-cell>
          <table:table-cell office:value-type="float" office:value="4734.66" calcext:value-type="float">
            <text:p>4734.66</text:p>
          </table:table-cell>
          <table:table-cell office:value-type="date" office:date-value="2021-05-06" calcext:value-type="date">
            <text:p>2021-05-06</text:p>
          </table:table-cell>
          <table:table-cell office:value-type="float" office:value="23589.6" calcext:value-type="float">
            <text:p>23589.6</text:p>
          </table:table-cell>
          <table:table-cell office:value-type="float" office:value="17025.2" calcext:value-type="float">
            <text:p>17025.2</text:p>
          </table:table-cell>
          <table:table-cell office:value-type="float" office:value="34274" calcext:value-type="float">
            <text:p>34274</text:p>
          </table:table-cell>
          <table:table-cell office:value-type="date" office:date-value="2021-05-06" calcext:value-type="date">
            <text:p>2021-05-06</text:p>
          </table:table-cell>
          <table:table-cell office:value-type="float" office:value="418.571" calcext:value-type="float">
            <text:p>418.571</text:p>
          </table:table-cell>
          <table:table-cell office:value-type="float" office:value="268.111" calcext:value-type="float">
            <text:p>268.111</text:p>
          </table:table-cell>
          <table:table-cell office:value-type="float" office:value="572.211" calcext:value-type="float">
            <text:p>572.211</text:p>
          </table:table-cell>
          <table:table-cell table:style-name="ce2" office:value-type="date" office:date-value="2021-05-06" calcext:value-type="date">
            <text:p>2021-05-06</text:p>
          </table:table-cell>
          <table:table-cell office:value-type="float" office:value="-540.973" calcext:value-type="float">
            <text:p>-540.973</text:p>
          </table:table-cell>
          <table:table-cell office:value-type="float" office:value="-1297.81" calcext:value-type="float">
            <text:p>-1297.81</text:p>
          </table:table-cell>
          <table:table-cell office:value-type="float" office:value="253.897" calcext:value-type="float">
            <text:p>253.89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659470" calcext:value-type="float">
            <text:p>1.66E+06</text:p>
          </table:table-cell>
          <table:table-cell office:value-type="float" office:value="1642640" calcext:value-type="float">
            <text:p>1.64E+06</text:p>
          </table:table-cell>
          <table:table-cell office:value-type="float" office:value="1682140" calcext:value-type="float">
            <text:p>1.68E+06</text:p>
          </table:table-cell>
          <table:table-cell office:value-type="date" office:date-value="2021-05-07" calcext:value-type="date">
            <text:p>2021-05-07</text:p>
          </table:table-cell>
          <table:table-cell office:value-type="float" office:value="29668.1" calcext:value-type="float">
            <text:p>29668.1</text:p>
          </table:table-cell>
          <table:table-cell office:value-type="float" office:value="29296.7" calcext:value-type="float">
            <text:p>29296.7</text:p>
          </table:table-cell>
          <table:table-cell office:value-type="float" office:value="30044.2" calcext:value-type="float">
            <text:p>30044.2</text:p>
          </table:table-cell>
          <table:table-cell office:value-type="date" office:date-value="2021-05-07" calcext:value-type="date">
            <text:p>2021-05-07</text:p>
          </table:table-cell>
          <table:table-cell office:value-type="float" office:value="3634.52" calcext:value-type="float">
            <text:p>3634.52</text:p>
          </table:table-cell>
          <table:table-cell office:value-type="float" office:value="2676.99" calcext:value-type="float">
            <text:p>2676.99</text:p>
          </table:table-cell>
          <table:table-cell office:value-type="float" office:value="4659.6" calcext:value-type="float">
            <text:p>4659.6</text:p>
          </table:table-cell>
          <table:table-cell office:value-type="date" office:date-value="2021-05-07" calcext:value-type="date">
            <text:p>2021-05-07</text:p>
          </table:table-cell>
          <table:table-cell office:value-type="float" office:value="23302" calcext:value-type="float">
            <text:p>23302</text:p>
          </table:table-cell>
          <table:table-cell office:value-type="float" office:value="16676.2" calcext:value-type="float">
            <text:p>16676.2</text:p>
          </table:table-cell>
          <table:table-cell office:value-type="float" office:value="34500" calcext:value-type="float">
            <text:p>34500</text:p>
          </table:table-cell>
          <table:table-cell office:value-type="date" office:date-value="2021-05-07" calcext:value-type="date">
            <text:p>2021-05-07</text:p>
          </table:table-cell>
          <table:table-cell office:value-type="float" office:value="410.091" calcext:value-type="float">
            <text:p>410.091</text:p>
          </table:table-cell>
          <table:table-cell office:value-type="float" office:value="262.203" calcext:value-type="float">
            <text:p>262.203</text:p>
          </table:table-cell>
          <table:table-cell office:value-type="float" office:value="561.506" calcext:value-type="float">
            <text:p>561.506</text:p>
          </table:table-cell>
          <table:table-cell table:style-name="ce2" office:value-type="date" office:date-value="2021-05-07" calcext:value-type="date">
            <text:p>2021-05-07</text:p>
          </table:table-cell>
          <table:table-cell office:value-type="float" office:value="-531.907" calcext:value-type="float">
            <text:p>-531.907</text:p>
          </table:table-cell>
          <table:table-cell office:value-type="float" office:value="-1277.79" calcext:value-type="float">
            <text:p>-1277.79</text:p>
          </table:table-cell>
          <table:table-cell office:value-type="float" office:value="254.129" calcext:value-type="float">
            <text:p>254.129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662630" calcext:value-type="float">
            <text:p>1.66E+06</text:p>
          </table:table-cell>
          <table:table-cell office:value-type="float" office:value="1645060" calcext:value-type="float">
            <text:p>1.65E+06</text:p>
          </table:table-cell>
          <table:table-cell office:value-type="float" office:value="1686780" calcext:value-type="float">
            <text:p>1.69E+06</text:p>
          </table:table-cell>
          <table:table-cell office:value-type="date" office:date-value="2021-05-08" calcext:value-type="date">
            <text:p>2021-05-08</text:p>
          </table:table-cell>
          <table:table-cell office:value-type="float" office:value="29722" calcext:value-type="float">
            <text:p>29722</text:p>
          </table:table-cell>
          <table:table-cell office:value-type="float" office:value="29348.1" calcext:value-type="float">
            <text:p>29348.1</text:p>
          </table:table-cell>
          <table:table-cell office:value-type="float" office:value="30101.2" calcext:value-type="float">
            <text:p>30101.2</text:p>
          </table:table-cell>
          <table:table-cell office:value-type="date" office:date-value="2021-05-08" calcext:value-type="date">
            <text:p>2021-05-08</text:p>
          </table:table-cell>
          <table:table-cell office:value-type="float" office:value="3563.61" calcext:value-type="float">
            <text:p>3563.61</text:p>
          </table:table-cell>
          <table:table-cell office:value-type="float" office:value="2615.08" calcext:value-type="float">
            <text:p>2615.08</text:p>
          </table:table-cell>
          <table:table-cell office:value-type="float" office:value="4585.85" calcext:value-type="float">
            <text:p>4585.85</text:p>
          </table:table-cell>
          <table:table-cell office:value-type="date" office:date-value="2021-05-08" calcext:value-type="date">
            <text:p>2021-05-08</text:p>
          </table:table-cell>
          <table:table-cell office:value-type="float" office:value="23009.4" calcext:value-type="float">
            <text:p>23009.4</text:p>
          </table:table-cell>
          <table:table-cell office:value-type="float" office:value="16337" calcext:value-type="float">
            <text:p>16337</text:p>
          </table:table-cell>
          <table:table-cell office:value-type="float" office:value="34731.1" calcext:value-type="float">
            <text:p>34731.1</text:p>
          </table:table-cell>
          <table:table-cell office:value-type="date" office:date-value="2021-05-08" calcext:value-type="date">
            <text:p>2021-05-08</text:p>
          </table:table-cell>
          <table:table-cell office:value-type="float" office:value="401.762" calcext:value-type="float">
            <text:p>401.762</text:p>
          </table:table-cell>
          <table:table-cell office:value-type="float" office:value="256.415" calcext:value-type="float">
            <text:p>256.415</text:p>
          </table:table-cell>
          <table:table-cell office:value-type="float" office:value="550.997" calcext:value-type="float">
            <text:p>550.997</text:p>
          </table:table-cell>
          <table:table-cell table:style-name="ce2" office:value-type="date" office:date-value="2021-05-08" calcext:value-type="date">
            <text:p>2021-05-08</text:p>
          </table:table-cell>
          <table:table-cell office:value-type="float" office:value="-522.923" calcext:value-type="float">
            <text:p>-522.923</text:p>
          </table:table-cell>
          <table:table-cell office:value-type="float" office:value="-1257.99" calcext:value-type="float">
            <text:p>-1257.99</text:p>
          </table:table-cell>
          <table:table-cell office:value-type="float" office:value="254.304" calcext:value-type="float">
            <text:p>254.304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665740" calcext:value-type="float">
            <text:p>1.67E+06</text:p>
          </table:table-cell>
          <table:table-cell office:value-type="float" office:value="1647420" calcext:value-type="float">
            <text:p>1.65E+06</text:p>
          </table:table-cell>
          <table:table-cell office:value-type="float" office:value="1691450" calcext:value-type="float">
            <text:p>1.69E+06</text:p>
          </table:table-cell>
          <table:table-cell office:value-type="date" office:date-value="2021-05-09" calcext:value-type="date">
            <text:p>2021-05-09</text:p>
          </table:table-cell>
          <table:table-cell office:value-type="float" office:value="29774.8" calcext:value-type="float">
            <text:p>29774.8</text:p>
          </table:table-cell>
          <table:table-cell office:value-type="float" office:value="29398.6" calcext:value-type="float">
            <text:p>29398.6</text:p>
          </table:table-cell>
          <table:table-cell office:value-type="float" office:value="30156.9" calcext:value-type="float">
            <text:p>30156.9</text:p>
          </table:table-cell>
          <table:table-cell office:value-type="date" office:date-value="2021-05-09" calcext:value-type="date">
            <text:p>2021-05-09</text:p>
          </table:table-cell>
          <table:table-cell office:value-type="float" office:value="3493.94" calcext:value-type="float">
            <text:p>3493.94</text:p>
          </table:table-cell>
          <table:table-cell office:value-type="float" office:value="2554.55" calcext:value-type="float">
            <text:p>2554.55</text:p>
          </table:table-cell>
          <table:table-cell office:value-type="float" office:value="4513.39" calcext:value-type="float">
            <text:p>4513.39</text:p>
          </table:table-cell>
          <table:table-cell office:value-type="date" office:date-value="2021-05-09" calcext:value-type="date">
            <text:p>2021-05-09</text:p>
          </table:table-cell>
          <table:table-cell office:value-type="float" office:value="22713.4" calcext:value-type="float">
            <text:p>22713.4</text:p>
          </table:table-cell>
          <table:table-cell office:value-type="float" office:value="16006.3" calcext:value-type="float">
            <text:p>16006.3</text:p>
          </table:table-cell>
          <table:table-cell office:value-type="float" office:value="34958" calcext:value-type="float">
            <text:p>34958</text:p>
          </table:table-cell>
          <table:table-cell office:value-type="date" office:date-value="2021-05-09" calcext:value-type="date">
            <text:p>2021-05-09</text:p>
          </table:table-cell>
          <table:table-cell office:value-type="float" office:value="393.58" calcext:value-type="float">
            <text:p>393.58</text:p>
          </table:table-cell>
          <table:table-cell office:value-type="float" office:value="250.743" calcext:value-type="float">
            <text:p>250.743</text:p>
          </table:table-cell>
          <table:table-cell office:value-type="float" office:value="540.684" calcext:value-type="float">
            <text:p>540.684</text:p>
          </table:table-cell>
          <table:table-cell table:style-name="ce2" office:value-type="date" office:date-value="2021-05-09" calcext:value-type="date">
            <text:p>2021-05-09</text:p>
          </table:table-cell>
          <table:table-cell office:value-type="float" office:value="-514.027" calcext:value-type="float">
            <text:p>-514.027</text:p>
          </table:table-cell>
          <table:table-cell office:value-type="float" office:value="-1238.42" calcext:value-type="float">
            <text:p>-1238.42</text:p>
          </table:table-cell>
          <table:table-cell office:value-type="float" office:value="254.411" calcext:value-type="float">
            <text:p>254.411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668820" calcext:value-type="float">
            <text:p>1.67E+06</text:p>
          </table:table-cell>
          <table:table-cell office:value-type="float" office:value="1649730" calcext:value-type="float">
            <text:p>1.65E+06</text:p>
          </table:table-cell>
          <table:table-cell office:value-type="float" office:value="1696150" calcext:value-type="float">
            <text:p>1.70E+06</text:p>
          </table:table-cell>
          <table:table-cell office:value-type="date" office:date-value="2021-05-10" calcext:value-type="date">
            <text:p>2021-05-10</text:p>
          </table:table-cell>
          <table:table-cell office:value-type="float" office:value="29826.5" calcext:value-type="float">
            <text:p>29826.5</text:p>
          </table:table-cell>
          <table:table-cell office:value-type="float" office:value="29448.1" calcext:value-type="float">
            <text:p>29448.1</text:p>
          </table:table-cell>
          <table:table-cell office:value-type="float" office:value="30211.6" calcext:value-type="float">
            <text:p>30211.6</text:p>
          </table:table-cell>
          <table:table-cell office:value-type="date" office:date-value="2021-05-10" calcext:value-type="date">
            <text:p>2021-05-10</text:p>
          </table:table-cell>
          <table:table-cell office:value-type="float" office:value="3425.49" calcext:value-type="float">
            <text:p>3425.49</text:p>
          </table:table-cell>
          <table:table-cell office:value-type="float" office:value="2495.34" calcext:value-type="float">
            <text:p>2495.34</text:p>
          </table:table-cell>
          <table:table-cell office:value-type="float" office:value="4442.24" calcext:value-type="float">
            <text:p>4442.24</text:p>
          </table:table-cell>
          <table:table-cell office:value-type="date" office:date-value="2021-05-10" calcext:value-type="date">
            <text:p>2021-05-10</text:p>
          </table:table-cell>
          <table:table-cell office:value-type="float" office:value="22415.1" calcext:value-type="float">
            <text:p>22415.1</text:p>
          </table:table-cell>
          <table:table-cell office:value-type="float" office:value="15682.9" calcext:value-type="float">
            <text:p>15682.9</text:p>
          </table:table-cell>
          <table:table-cell office:value-type="float" office:value="35171" calcext:value-type="float">
            <text:p>35171</text:p>
          </table:table-cell>
          <table:table-cell office:value-type="date" office:date-value="2021-05-10" calcext:value-type="date">
            <text:p>2021-05-10</text:p>
          </table:table-cell>
          <table:table-cell office:value-type="float" office:value="385.546" calcext:value-type="float">
            <text:p>385.546</text:p>
          </table:table-cell>
          <table:table-cell office:value-type="float" office:value="245.185" calcext:value-type="float">
            <text:p>245.185</text:p>
          </table:table-cell>
          <table:table-cell office:value-type="float" office:value="530.565" calcext:value-type="float">
            <text:p>530.565</text:p>
          </table:table-cell>
          <table:table-cell table:style-name="ce2" office:value-type="date" office:date-value="2021-05-10" calcext:value-type="date">
            <text:p>2021-05-10</text:p>
          </table:table-cell>
          <table:table-cell office:value-type="float" office:value="-505.224" calcext:value-type="float">
            <text:p>-505.224</text:p>
          </table:table-cell>
          <table:table-cell office:value-type="float" office:value="-1219.09" calcext:value-type="float">
            <text:p>-1219.09</text:p>
          </table:table-cell>
          <table:table-cell office:value-type="float" office:value="254.439" calcext:value-type="float">
            <text:p>254.439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671850" calcext:value-type="float">
            <text:p>1.67E+06</text:p>
          </table:table-cell>
          <table:table-cell office:value-type="float" office:value="1651990" calcext:value-type="float">
            <text:p>1.65E+06</text:p>
          </table:table-cell>
          <table:table-cell office:value-type="float" office:value="1700890" calcext:value-type="float">
            <text:p>1.70E+06</text:p>
          </table:table-cell>
          <table:table-cell office:value-type="date" office:date-value="2021-05-11" calcext:value-type="date">
            <text:p>2021-05-11</text:p>
          </table:table-cell>
          <table:table-cell office:value-type="float" office:value="29877.1" calcext:value-type="float">
            <text:p>29877.1</text:p>
          </table:table-cell>
          <table:table-cell office:value-type="float" office:value="29496.7" calcext:value-type="float">
            <text:p>29496.7</text:p>
          </table:table-cell>
          <table:table-cell office:value-type="float" office:value="30265" calcext:value-type="float">
            <text:p>30265</text:p>
          </table:table-cell>
          <table:table-cell office:value-type="date" office:date-value="2021-05-11" calcext:value-type="date">
            <text:p>2021-05-11</text:p>
          </table:table-cell>
          <table:table-cell office:value-type="float" office:value="3358.23" calcext:value-type="float">
            <text:p>3358.23</text:p>
          </table:table-cell>
          <table:table-cell office:value-type="float" office:value="2437.42" calcext:value-type="float">
            <text:p>2437.42</text:p>
          </table:table-cell>
          <table:table-cell office:value-type="float" office:value="4372.39" calcext:value-type="float">
            <text:p>4372.39</text:p>
          </table:table-cell>
          <table:table-cell office:value-type="date" office:date-value="2021-05-11" calcext:value-type="date">
            <text:p>2021-05-11</text:p>
          </table:table-cell>
          <table:table-cell office:value-type="float" office:value="22115.6" calcext:value-type="float">
            <text:p>22115.6</text:p>
          </table:table-cell>
          <table:table-cell office:value-type="float" office:value="15365.6" calcext:value-type="float">
            <text:p>15365.6</text:p>
          </table:table-cell>
          <table:table-cell office:value-type="float" office:value="35362.8" calcext:value-type="float">
            <text:p>35362.8</text:p>
          </table:table-cell>
          <table:table-cell office:value-type="date" office:date-value="2021-05-11" calcext:value-type="date">
            <text:p>2021-05-11</text:p>
          </table:table-cell>
          <table:table-cell office:value-type="float" office:value="377.657" calcext:value-type="float">
            <text:p>377.657</text:p>
          </table:table-cell>
          <table:table-cell office:value-type="float" office:value="239.737" calcext:value-type="float">
            <text:p>239.737</text:p>
          </table:table-cell>
          <table:table-cell office:value-type="float" office:value="520.64" calcext:value-type="float">
            <text:p>520.64</text:p>
          </table:table-cell>
          <table:table-cell table:style-name="ce2" office:value-type="date" office:date-value="2021-05-11" calcext:value-type="date">
            <text:p>2021-05-11</text:p>
          </table:table-cell>
          <table:table-cell office:value-type="float" office:value="-496.517" calcext:value-type="float">
            <text:p>-496.517</text:p>
          </table:table-cell>
          <table:table-cell office:value-type="float" office:value="-1200.02" calcext:value-type="float">
            <text:p>-1200.02</text:p>
          </table:table-cell>
          <table:table-cell office:value-type="float" office:value="254.382" calcext:value-type="float">
            <text:p>254.382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674830" calcext:value-type="float">
            <text:p>1.67E+06</text:p>
          </table:table-cell>
          <table:table-cell office:value-type="float" office:value="1654190" calcext:value-type="float">
            <text:p>1.65E+06</text:p>
          </table:table-cell>
          <table:table-cell office:value-type="float" office:value="1705650" calcext:value-type="float">
            <text:p>1.71E+06</text:p>
          </table:table-cell>
          <table:table-cell office:value-type="date" office:date-value="2021-05-12" calcext:value-type="date">
            <text:p>2021-05-12</text:p>
          </table:table-cell>
          <table:table-cell office:value-type="float" office:value="29926.7" calcext:value-type="float">
            <text:p>29926.7</text:p>
          </table:table-cell>
          <table:table-cell office:value-type="float" office:value="29544.4" calcext:value-type="float">
            <text:p>29544.4</text:p>
          </table:table-cell>
          <table:table-cell office:value-type="float" office:value="30317.4" calcext:value-type="float">
            <text:p>30317.4</text:p>
          </table:table-cell>
          <table:table-cell office:value-type="date" office:date-value="2021-05-12" calcext:value-type="date">
            <text:p>2021-05-12</text:p>
          </table:table-cell>
          <table:table-cell office:value-type="float" office:value="3292.16" calcext:value-type="float">
            <text:p>3292.16</text:p>
          </table:table-cell>
          <table:table-cell office:value-type="float" office:value="2380.75" calcext:value-type="float">
            <text:p>2380.75</text:p>
          </table:table-cell>
          <table:table-cell office:value-type="float" office:value="4303.85" calcext:value-type="float">
            <text:p>4303.85</text:p>
          </table:table-cell>
          <table:table-cell office:value-type="date" office:date-value="2021-05-12" calcext:value-type="date">
            <text:p>2021-05-12</text:p>
          </table:table-cell>
          <table:table-cell office:value-type="float" office:value="21815.8" calcext:value-type="float">
            <text:p>21815.8</text:p>
          </table:table-cell>
          <table:table-cell office:value-type="float" office:value="15053.8" calcext:value-type="float">
            <text:p>15053.8</text:p>
          </table:table-cell>
          <table:table-cell office:value-type="float" office:value="35529.2" calcext:value-type="float">
            <text:p>35529.2</text:p>
          </table:table-cell>
          <table:table-cell office:value-type="date" office:date-value="2021-05-12" calcext:value-type="date">
            <text:p>2021-05-12</text:p>
          </table:table-cell>
          <table:table-cell office:value-type="float" office:value="369.911" calcext:value-type="float">
            <text:p>369.911</text:p>
          </table:table-cell>
          <table:table-cell office:value-type="float" office:value="234.396" calcext:value-type="float">
            <text:p>234.396</text:p>
          </table:table-cell>
          <table:table-cell office:value-type="float" office:value="510.907" calcext:value-type="float">
            <text:p>510.907</text:p>
          </table:table-cell>
          <table:table-cell table:style-name="ce2" office:value-type="date" office:date-value="2021-05-12" calcext:value-type="date">
            <text:p>2021-05-12</text:p>
          </table:table-cell>
          <table:table-cell office:value-type="float" office:value="-487.91" calcext:value-type="float">
            <text:p>-487.91</text:p>
          </table:table-cell>
          <table:table-cell office:value-type="float" office:value="-1181.22" calcext:value-type="float">
            <text:p>-1181.22</text:p>
          </table:table-cell>
          <table:table-cell office:value-type="float" office:value="254.233" calcext:value-type="float">
            <text:p>254.233</text:p>
          </table:table-cell>
        </table:table-row>
        <table:table-row table:style-name="ro1" table:number-rows-repeated="4">
          <table:table-cell table:number-columns-repeated="20"/>
          <table:table-cell table:style-name="ce2"/>
          <table:table-cell table:number-columns-repeated="3"/>
        </table:table-row>
        <table:table-row table:style-name="ro1" table:number-rows-repeated="27">
          <table:table-cell table:number-columns-repeated="2"/>
          <table:table-cell table:style-name="ce8" table:number-columns-repeated="2"/>
          <table:table-cell table:number-columns-repeated="20"/>
        </table:table-row>
        <table:table-row table:style-name="ro1" table:number-rows-repeated="8">
          <table:table-cell table:style-name="Default"/>
          <table:table-cell table:style-name="ce8" table:number-columns-repeated="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8" table:number-columns-repeated="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</table:table>
      <table:table table:name="JHU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float" office:value="1212" calcext:value-type="float">
            <text:p>1212</text:p>
          </table:table-cell>
        </table:table-row>
        <table:table-row table:style-name="ro1">
          <table:table-cell table:number-columns-repeated="2"/>
          <table:table-cell office:value-type="float" office:value="1258" calcext:value-type="float">
            <text:p>1258</text:p>
          </table:table-cell>
        </table:table-row>
        <table:table-row table:style-name="ro1">
          <table:table-cell table:number-columns-repeated="2"/>
          <table:table-cell office:value-type="float" office:value="1315" calcext:value-type="float">
            <text:p>1315</text:p>
          </table:table-cell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float" office:value="1326" calcext:value-type="float">
            <text:p>1326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/>
          <table:table-cell office:value-type="float" office:value="1364" calcext:value-type="float">
            <text:p>1364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float" office:value="1378" calcext:value-type="float">
            <text:p>1378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/>
          <table:table-cell office:value-type="float" office:value="1413" calcext:value-type="float">
            <text:p>1413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/>
          <table:table-cell office:value-type="float" office:value="1441" calcext:value-type="float">
            <text:p>1441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office:value-type="float" office:value="1005" calcext:value-type="float">
            <text:p>1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7" loext:min-decimal-places="7" number:min-integer-digits="1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3" loext:min-decimal-places="3" number:min-integer-digits="0"/>
    </number:number-style>
    <number:number-style style:name="N143">
      <number:number number:decimal-places="1" loext:min-decimal-places="1" number:min-integer-digits="1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8" loext:min-decimal-places="8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10" loext:min-decimal-places="10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number number:decimal-places="6" loext:min-decimal-places="6" number:min-integer-digits="1"/>
    </number:number-style>
    <number:currency-style style:name="N153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3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3P0"/>
    </number:currency-style>
    <number:currency-style style:name="N155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5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5P0"/>
    </number:currency-style>
    <number:currency-style style:name="N156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7P0"/>
    </number:currency-style>
    <number:currency-style style:name="N159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5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59P0"/>
    </number:currency-style>
    <number:number-style style:name="N16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65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66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67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6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6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7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7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7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7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7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7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76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22:56:23.079488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2T23:09:33.346559485</dc:date>
    <meta:editing-duration>P7DT18H51M44S</meta:editing-duration>
    <meta:editing-cycles>102</meta:editing-cycles>
    <meta:generator>LibreOffice/6.4.6.2$Linux_X86_64 LibreOffice_project/40$Build-2</meta:generator>
    <meta:document-statistic meta:table-count="2" meta:cell-count="836" meta:object-count="5"/>
  </office:meta>
</office:document-meta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703cm" style:legend-expansion="high" chart:style-name="ch2"/>
        <chart:plot-area chart:style-name="ch3" table:cell-range-address="Sheet7.M1:Sheet7.P64" chart:data-source-has-labels="both" svg:x="0.32cm" svg:y="0.18cm" svg:width="13.169cm" svg:height="8.64cm">
          <chartooo:coordinate-region svg:x="1.498cm" svg:y="0.379cm" svg:width="11.991cm" svg:height="7.794cm"/>
          <chart:axis chart:dimension="x" chart:name="primary-x" chart:style-name="ch4" chartooo:axis-type="auto">
            <chartooo:date-scale/>
            <chart:categories table:cell-range-address="Sheet7.M2:Sheet7.M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N2:Sheet7.N64" chart:label-cell-address="Sheet7.N1:Sheet7.N1" chart:class="chart:line">
            <chart:data-point chart:repeated="63"/>
          </chart:series>
          <chart:series chart:style-name="ch7" chart:values-cell-range-address="Sheet7.O2:Sheet7.O64" chart:label-cell-address="Sheet7.O1:Sheet7.O1" chart:class="chart:line">
            <chart:data-point chart:repeated="63"/>
          </chart:series>
          <chart:series chart:style-name="ch8" chart:values-cell-range-address="Sheet7.P2:Sheet7.P64" chart:label-cell-address="Sheet7.P1:Sheet7.P1" chart:class="chart:line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</text:p>
                <draw:g>
                  <svg:desc>Sheet7.N1:Sheet7.N1</svg:desc>
                </draw:g>
              </table:table-cell>
              <table:table-cell office:value-type="string">
                <text:p>Lo 95</text:p>
                <draw:g>
                  <svg:desc>Sheet7.O1:Sheet7.O1</svg:desc>
                </draw:g>
              </table:table-cell>
              <table:table-cell office:value-type="string">
                <text:p>Hi 95</text:p>
                <draw:g>
                  <svg:desc>Sheet7.P1:Sheet7.P1</svg:desc>
                </draw:g>
              </table:table-cell>
            </table:table-row>
          </table:table-header-rows>
          <table:table-rows>
            <table:table-row>
              <table:table-cell office:value-type="float" office:value="44297">
                <text:p>44297</text:p>
                <draw:g>
                  <svg:desc>Sheet7.M2:Sheet7.M64</svg:desc>
                </draw:g>
              </table:table-cell>
              <table:table-cell office:value-type="float" office:value="30290.4">
                <text:p>30290.4</text:p>
                <draw:g>
                  <svg:desc>Sheet7.N2:Sheet7.N64</svg:desc>
                </draw:g>
              </table:table-cell>
              <table:table-cell office:value-type="float" office:value="25111.4">
                <text:p>25111.4</text:p>
                <draw:g>
                  <svg:desc>Sheet7.O2:Sheet7.O64</svg:desc>
                </draw:g>
              </table:table-cell>
              <table:table-cell office:value-type="float" office:value="35470.2">
                <text:p>35470.2</text:p>
                <draw:g>
                  <svg:desc>Sheet7.P2:Sheet7.P64</svg:desc>
                </draw:g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29917.7">
                <text:p>29917.7</text:p>
              </table:table-cell>
              <table:table-cell office:value-type="float" office:value="24779.6">
                <text:p>24779.6</text:p>
              </table:table-cell>
              <table:table-cell office:value-type="float" office:value="35058.6">
                <text:p>35058.6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29079">
                <text:p>29079</text:p>
              </table:table-cell>
              <table:table-cell office:value-type="float" office:value="24015.6">
                <text:p>24015.6</text:p>
              </table:table-cell>
              <table:table-cell office:value-type="float" office:value="34149.4">
                <text:p>34149.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9052.5">
                <text:p>29052.5</text:p>
              </table:table-cell>
              <table:table-cell office:value-type="float" office:value="24501.7">
                <text:p>24501.7</text:p>
              </table:table-cell>
              <table:table-cell office:value-type="float" office:value="33618.8">
                <text:p>33618.8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28544.2">
                <text:p>28544.2</text:p>
              </table:table-cell>
              <table:table-cell office:value-type="float" office:value="24014.8">
                <text:p>24014.8</text:p>
              </table:table-cell>
              <table:table-cell office:value-type="float" office:value="33104">
                <text:p>33104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28101.6">
                <text:p>28101.6</text:p>
              </table:table-cell>
              <table:table-cell office:value-type="float" office:value="23593.8">
                <text:p>23593.8</text:p>
              </table:table-cell>
              <table:table-cell office:value-type="float" office:value="32664.3">
                <text:p>32664.3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27718.9">
                <text:p>27718.9</text:p>
              </table:table-cell>
              <table:table-cell office:value-type="float" office:value="23228">
                <text:p>23228</text:p>
              </table:table-cell>
              <table:table-cell office:value-type="float" office:value="32303.4">
                <text:p>32303.4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27390.8">
                <text:p>27390.8</text:p>
              </table:table-cell>
              <table:table-cell office:value-type="float" office:value="22906.1">
                <text:p>22906.1</text:p>
              </table:table-cell>
              <table:table-cell office:value-type="float" office:value="32026">
                <text:p>32026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27112">
                <text:p>27112</text:p>
              </table:table-cell>
              <table:table-cell office:value-type="float" office:value="22616.7">
                <text:p>22616.7</text:p>
              </table:table-cell>
              <table:table-cell office:value-type="float" office:value="31836.6">
                <text:p>31836.6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26878.2">
                <text:p>26878.2</text:p>
              </table:table-cell>
              <table:table-cell office:value-type="float" office:value="22349.1">
                <text:p>22349.1</text:p>
              </table:table-cell>
              <table:table-cell office:value-type="float" office:value="31737.4">
                <text:p>31737.4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26681.9">
                <text:p>26681.9</text:p>
              </table:table-cell>
              <table:table-cell office:value-type="float" office:value="22093">
                <text:p>22093</text:p>
              </table:table-cell>
              <table:table-cell office:value-type="float" office:value="31721.3">
                <text:p>31721.3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26511.3">
                <text:p>26511.3</text:p>
              </table:table-cell>
              <table:table-cell office:value-type="float" office:value="21835.6">
                <text:p>21835.6</text:p>
              </table:table-cell>
              <table:table-cell office:value-type="float" office:value="31770.2">
                <text:p>31770.2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26355.5">
                <text:p>26355.5</text:p>
              </table:table-cell>
              <table:table-cell office:value-type="float" office:value="21568.9">
                <text:p>21568.9</text:p>
              </table:table-cell>
              <table:table-cell office:value-type="float" office:value="31864.1">
                <text:p>31864.1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6205.3">
                <text:p>26205.3</text:p>
              </table:table-cell>
              <table:table-cell office:value-type="float" office:value="21288.9">
                <text:p>21288.9</text:p>
              </table:table-cell>
              <table:table-cell office:value-type="float" office:value="31986.2">
                <text:p>31986.2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26053.3">
                <text:p>26053.3</text:p>
              </table:table-cell>
              <table:table-cell office:value-type="float" office:value="20994.3">
                <text:p>20994.3</text:p>
              </table:table-cell>
              <table:table-cell office:value-type="float" office:value="32126.2">
                <text:p>32126.2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25894">
                <text:p>25894</text:p>
              </table:table-cell>
              <table:table-cell office:value-type="float" office:value="20684.4">
                <text:p>20684.4</text:p>
              </table:table-cell>
              <table:table-cell office:value-type="float" office:value="32280.6">
                <text:p>32280.6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25723.6">
                <text:p>25723.6</text:p>
              </table:table-cell>
              <table:table-cell office:value-type="float" office:value="20358.6">
                <text:p>20358.6</text:p>
              </table:table-cell>
              <table:table-cell office:value-type="float" office:value="32450.2">
                <text:p>32450.2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25539.8">
                <text:p>25539.8</text:p>
              </table:table-cell>
              <table:table-cell office:value-type="float" office:value="20016.4">
                <text:p>20016.4</text:p>
              </table:table-cell>
              <table:table-cell office:value-type="float" office:value="32635.9">
                <text:p>32635.9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25341.6">
                <text:p>25341.6</text:p>
              </table:table-cell>
              <table:table-cell office:value-type="float" office:value="19658.2">
                <text:p>19658.2</text:p>
              </table:table-cell>
              <table:table-cell office:value-type="float" office:value="32835.8">
                <text:p>32835.8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25128.6">
                <text:p>25128.6</text:p>
              </table:table-cell>
              <table:table-cell office:value-type="float" office:value="19286.1">
                <text:p>19286.1</text:p>
              </table:table-cell>
              <table:table-cell office:value-type="float" office:value="33043.9">
                <text:p>33043.9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24901.3">
                <text:p>24901.3</text:p>
              </table:table-cell>
              <table:table-cell office:value-type="float" office:value="18904.4">
                <text:p>18904.4</text:p>
              </table:table-cell>
              <table:table-cell office:value-type="float" office:value="33252.4">
                <text:p>33252.4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24660.7">
                <text:p>24660.7</text:p>
              </table:table-cell>
              <table:table-cell office:value-type="float" office:value="18518.5">
                <text:p>18518.5</text:p>
              </table:table-cell>
              <table:table-cell office:value-type="float" office:value="33456.2">
                <text:p>33456.2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24407.8">
                <text:p>24407.8</text:p>
              </table:table-cell>
              <table:table-cell office:value-type="float" office:value="18133.7">
                <text:p>18133.7</text:p>
              </table:table-cell>
              <table:table-cell office:value-type="float" office:value="33655.3">
                <text:p>33655.3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24144">
                <text:p>24144</text:p>
              </table:table-cell>
              <table:table-cell office:value-type="float" office:value="17754.8">
                <text:p>17754.8</text:p>
              </table:table-cell>
              <table:table-cell office:value-type="float" office:value="33854">
                <text:p>33854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23870.7">
                <text:p>23870.7</text:p>
              </table:table-cell>
              <table:table-cell office:value-type="float" office:value="17384.7">
                <text:p>17384.7</text:p>
              </table:table-cell>
              <table:table-cell office:value-type="float" office:value="34058.7">
                <text:p>34058.7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23589.6">
                <text:p>23589.6</text:p>
              </table:table-cell>
              <table:table-cell office:value-type="float" office:value="17025.2">
                <text:p>17025.2</text:p>
              </table:table-cell>
              <table:table-cell office:value-type="float" office:value="34274">
                <text:p>34274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23302">
                <text:p>23302</text:p>
              </table:table-cell>
              <table:table-cell office:value-type="float" office:value="16676.2">
                <text:p>16676.2</text:p>
              </table:table-cell>
              <table:table-cell office:value-type="float" office:value="34500">
                <text:p>34500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23009.4">
                <text:p>23009.4</text:p>
              </table:table-cell>
              <table:table-cell office:value-type="float" office:value="16337">
                <text:p>16337</text:p>
              </table:table-cell>
              <table:table-cell office:value-type="float" office:value="34731.1">
                <text:p>34731.1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22713.4">
                <text:p>22713.4</text:p>
              </table:table-cell>
              <table:table-cell office:value-type="float" office:value="16006.3">
                <text:p>16006.3</text:p>
              </table:table-cell>
              <table:table-cell office:value-type="float" office:value="34958">
                <text:p>34958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22415.1">
                <text:p>22415.1</text:p>
              </table:table-cell>
              <table:table-cell office:value-type="float" office:value="15682.9">
                <text:p>15682.9</text:p>
              </table:table-cell>
              <table:table-cell office:value-type="float" office:value="35171">
                <text:p>35171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22115.6">
                <text:p>22115.6</text:p>
              </table:table-cell>
              <table:table-cell office:value-type="float" office:value="15365.6">
                <text:p>15365.6</text:p>
              </table:table-cell>
              <table:table-cell office:value-type="float" office:value="35362.8">
                <text:p>35362.8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21815.8">
                <text:p>21815.8</text:p>
              </table:table-cell>
              <table:table-cell office:value-type="float" office:value="15053.8">
                <text:p>15053.8</text:p>
              </table:table-cell>
              <table:table-cell office:value-type="float" office:value="35529.2">
                <text:p>35529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88cm" svg:y="0.316cm" chart:style-name="ch2">
          <text:p>Smrti</text:p>
        </chart:title>
        <chart:legend chart:legend-position="end" svg:x="13.809cm" svg:y="3.703cm" style:legend-expansion="high" chart:style-name="ch3"/>
        <chart:plot-area chart:style-name="ch4" table:cell-range-address="Sheet7.Q1:Sheet7.T64" chart:data-source-has-labels="both" svg:x="0.32cm" svg:y="1.275cm" svg:width="13.169cm" svg:height="7.545cm">
          <chartooo:coordinate-region svg:x="1.312cm" svg:y="1.474cm" svg:width="12.177cm" svg:height="6.699cm"/>
          <chart:axis chart:dimension="x" chart:name="primary-x" chart:style-name="ch5" chartooo:axis-type="auto">
            <chartooo:date-scale/>
            <chart:categories table:cell-range-address="Sheet7.Q2:Sheet7.Q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R2:Sheet7.R64" chart:label-cell-address="Sheet7.R1:Sheet7.R1" chart:class="chart:line">
            <chart:data-point chart:repeated="63"/>
          </chart:series>
          <chart:series chart:style-name="ch8" chart:values-cell-range-address="Sheet7.S2:Sheet7.S64" chart:label-cell-address="Sheet7.S1:Sheet7.S1" chart:class="chart:line">
            <chart:data-point chart:repeated="63"/>
          </chart:series>
          <chart:series chart:style-name="ch9" chart:values-cell-range-address="Sheet7.T2:Sheet7.T64" chart:label-cell-address="Sheet7.T1:Sheet7.T1" chart:class="chart:line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</text:p>
                <draw:g>
                  <svg:desc>Sheet7.R1:Sheet7.R1</svg:desc>
                </draw:g>
              </table:table-cell>
              <table:table-cell office:value-type="string">
                <text:p>Lo 95</text:p>
                <draw:g>
                  <svg:desc>Sheet7.S1:Sheet7.S1</svg:desc>
                </draw:g>
              </table:table-cell>
              <table:table-cell office:value-type="string">
                <text:p>Hi 95</text:p>
                <draw:g>
                  <svg:desc>Sheet7.T1:Sheet7.T1</svg:desc>
                </draw:g>
              </table:table-cell>
            </table:table-row>
          </table:table-header-rows>
          <table:table-rows>
            <table:table-row>
              <table:table-cell office:value-type="float" office:value="44297">
                <text:p>44297</text:p>
                <draw:g>
                  <svg:desc>Sheet7.Q2:Sheet7.Q64</svg:desc>
                </draw:g>
              </table:table-cell>
              <table:table-cell office:value-type="float" office:value="688.227">
                <text:p>688.227</text:p>
                <draw:g>
                  <svg:desc>Sheet7.R2:Sheet7.R64</svg:desc>
                </draw:g>
              </table:table-cell>
              <table:table-cell office:value-type="float" office:value="445.675">
                <text:p>445.675</text:p>
                <draw:g>
                  <svg:desc>Sheet7.S2:Sheet7.S64</svg:desc>
                </draw:g>
              </table:table-cell>
              <table:table-cell office:value-type="float" office:value="930.778">
                <text:p>930.778</text:p>
                <draw:g>
                  <svg:desc>Sheet7.T2:Sheet7.T64</svg:desc>
                </draw:g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675.105">
                <text:p>675.105</text:p>
              </table:table-cell>
              <table:table-cell office:value-type="float" office:value="435.421">
                <text:p>435.421</text:p>
              </table:table-cell>
              <table:table-cell office:value-type="float" office:value="914.79">
                <text:p>914.79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662.95">
                <text:p>662.95</text:p>
              </table:table-cell>
              <table:table-cell office:value-type="float" office:value="426.993">
                <text:p>426.993</text:p>
              </table:table-cell>
              <table:table-cell office:value-type="float" office:value="898.908">
                <text:p>898.90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641.781">
                <text:p>641.781</text:p>
              </table:table-cell>
              <table:table-cell office:value-type="float" office:value="430.379">
                <text:p>430.379</text:p>
              </table:table-cell>
              <table:table-cell office:value-type="float" office:value="853.186">
                <text:p>853.186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630.668">
                <text:p>630.668</text:p>
              </table:table-cell>
              <table:table-cell office:value-type="float" office:value="422.012">
                <text:p>422.012</text:p>
              </table:table-cell>
              <table:table-cell office:value-type="float" office:value="839.333">
                <text:p>839.333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619.514">
                <text:p>619.514</text:p>
              </table:table-cell>
              <table:table-cell office:value-type="float" office:value="413.657">
                <text:p>413.657</text:p>
              </table:table-cell>
              <table:table-cell office:value-type="float" office:value="825.39">
                <text:p>825.39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608.357">
                <text:p>608.357</text:p>
              </table:table-cell>
              <table:table-cell office:value-type="float" office:value="405.332">
                <text:p>405.332</text:p>
              </table:table-cell>
              <table:table-cell office:value-type="float" office:value="811.414">
                <text:p>811.414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597.228">
                <text:p>597.228</text:p>
              </table:table-cell>
              <table:table-cell office:value-type="float" office:value="397.055">
                <text:p>397.055</text:p>
              </table:table-cell>
              <table:table-cell office:value-type="float" office:value="797.455">
                <text:p>797.455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586.158">
                <text:p>586.158</text:p>
              </table:table-cell>
              <table:table-cell office:value-type="float" office:value="388.843">
                <text:p>388.843</text:p>
              </table:table-cell>
              <table:table-cell office:value-type="float" office:value="783.557">
                <text:p>783.557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575.17">
                <text:p>575.17</text:p>
              </table:table-cell>
              <table:table-cell office:value-type="float" office:value="380.712">
                <text:p>380.712</text:p>
              </table:table-cell>
              <table:table-cell office:value-type="float" office:value="769.754">
                <text:p>769.754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564.288">
                <text:p>564.288</text:p>
              </table:table-cell>
              <table:table-cell office:value-type="float" office:value="372.681">
                <text:p>372.681</text:p>
              </table:table-cell>
              <table:table-cell office:value-type="float" office:value="756.076">
                <text:p>756.076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553.527">
                <text:p>553.527</text:p>
              </table:table-cell>
              <table:table-cell office:value-type="float" office:value="364.762">
                <text:p>364.762</text:p>
              </table:table-cell>
              <table:table-cell office:value-type="float" office:value="742.542">
                <text:p>742.542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542.899">
                <text:p>542.899</text:p>
              </table:table-cell>
              <table:table-cell office:value-type="float" office:value="356.967">
                <text:p>356.967</text:p>
              </table:table-cell>
              <table:table-cell office:value-type="float" office:value="729.168">
                <text:p>729.168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532.412">
                <text:p>532.412</text:p>
              </table:table-cell>
              <table:table-cell office:value-type="float" office:value="349.303">
                <text:p>349.303</text:p>
              </table:table-cell>
              <table:table-cell office:value-type="float" office:value="715.962">
                <text:p>715.962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522.072">
                <text:p>522.072</text:p>
              </table:table-cell>
              <table:table-cell office:value-type="float" office:value="341.774">
                <text:p>341.774</text:p>
              </table:table-cell>
              <table:table-cell office:value-type="float" office:value="702.933">
                <text:p>702.933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511.883">
                <text:p>511.883</text:p>
              </table:table-cell>
              <table:table-cell office:value-type="float" office:value="334.384">
                <text:p>334.384</text:p>
              </table:table-cell>
              <table:table-cell office:value-type="float" office:value="690.085">
                <text:p>690.085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501.848">
                <text:p>501.848</text:p>
              </table:table-cell>
              <table:table-cell office:value-type="float" office:value="327.135">
                <text:p>327.135</text:p>
              </table:table-cell>
              <table:table-cell office:value-type="float" office:value="677.424">
                <text:p>677.424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491.968">
                <text:p>491.968</text:p>
              </table:table-cell>
              <table:table-cell office:value-type="float" office:value="320.028">
                <text:p>320.028</text:p>
              </table:table-cell>
              <table:table-cell office:value-type="float" office:value="664.952">
                <text:p>664.952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482.246">
                <text:p>482.246</text:p>
              </table:table-cell>
              <table:table-cell office:value-type="float" office:value="313.062">
                <text:p>313.062</text:p>
              </table:table-cell>
              <table:table-cell office:value-type="float" office:value="652.673">
                <text:p>652.673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472.68">
                <text:p>472.68</text:p>
              </table:table-cell>
              <table:table-cell office:value-type="float" office:value="306.236">
                <text:p>306.236</text:p>
              </table:table-cell>
              <table:table-cell office:value-type="float" office:value="640.588">
                <text:p>640.58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463.272">
                <text:p>463.272</text:p>
              </table:table-cell>
              <table:table-cell office:value-type="float" office:value="299.549">
                <text:p>299.549</text:p>
              </table:table-cell>
              <table:table-cell office:value-type="float" office:value="628.698">
                <text:p>628.698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454.021">
                <text:p>454.021</text:p>
              </table:table-cell>
              <table:table-cell office:value-type="float" office:value="292.998">
                <text:p>292.998</text:p>
              </table:table-cell>
              <table:table-cell office:value-type="float" office:value="617.006">
                <text:p>617.006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444.927">
                <text:p>444.927</text:p>
              </table:table-cell>
              <table:table-cell office:value-type="float" office:value="286.582">
                <text:p>286.582</text:p>
              </table:table-cell>
              <table:table-cell office:value-type="float" office:value="605.51">
                <text:p>605.51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435.988">
                <text:p>435.988</text:p>
              </table:table-cell>
              <table:table-cell office:value-type="float" office:value="280.297">
                <text:p>280.297</text:p>
              </table:table-cell>
              <table:table-cell office:value-type="float" office:value="594.213">
                <text:p>594.213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427.203">
                <text:p>427.203</text:p>
              </table:table-cell>
              <table:table-cell office:value-type="float" office:value="274.141">
                <text:p>274.141</text:p>
              </table:table-cell>
              <table:table-cell office:value-type="float" office:value="583.113">
                <text:p>583.113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418.571">
                <text:p>418.571</text:p>
              </table:table-cell>
              <table:table-cell office:value-type="float" office:value="268.111">
                <text:p>268.111</text:p>
              </table:table-cell>
              <table:table-cell office:value-type="float" office:value="572.211">
                <text:p>572.211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410.091">
                <text:p>410.091</text:p>
              </table:table-cell>
              <table:table-cell office:value-type="float" office:value="262.203">
                <text:p>262.203</text:p>
              </table:table-cell>
              <table:table-cell office:value-type="float" office:value="561.506">
                <text:p>561.506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401.762">
                <text:p>401.762</text:p>
              </table:table-cell>
              <table:table-cell office:value-type="float" office:value="256.415">
                <text:p>256.415</text:p>
              </table:table-cell>
              <table:table-cell office:value-type="float" office:value="550.997">
                <text:p>550.997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393.58">
                <text:p>393.58</text:p>
              </table:table-cell>
              <table:table-cell office:value-type="float" office:value="250.743">
                <text:p>250.743</text:p>
              </table:table-cell>
              <table:table-cell office:value-type="float" office:value="540.684">
                <text:p>540.684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385.546">
                <text:p>385.546</text:p>
              </table:table-cell>
              <table:table-cell office:value-type="float" office:value="245.185">
                <text:p>245.185</text:p>
              </table:table-cell>
              <table:table-cell office:value-type="float" office:value="530.565">
                <text:p>530.565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377.657">
                <text:p>377.657</text:p>
              </table:table-cell>
              <table:table-cell office:value-type="float" office:value="239.737">
                <text:p>239.737</text:p>
              </table:table-cell>
              <table:table-cell office:value-type="float" office:value="520.64">
                <text:p>520.64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369.911">
                <text:p>369.911</text:p>
              </table:table-cell>
              <table:table-cell office:value-type="float" office:value="234.396">
                <text:p>234.396</text:p>
              </table:table-cell>
              <table:table-cell office:value-type="float" office:value="510.907">
                <text:p>510.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5cm" svg:y="0.316cm" chart:style-name="ch2">
          <text:p>Incidence total</text:p>
        </chart:title>
        <chart:legend chart:legend-position="end" svg:x="13.756cm" svg:y="3.703cm" style:legend-expansion="high" chart:style-name="ch3"/>
        <chart:plot-area chart:style-name="ch4" table:cell-range-address="Sheet7.A1:Sheet7.D36" chart:data-source-has-labels="both" svg:x="0.32cm" svg:y="1.275cm" svg:width="13.116cm" svg:height="7.545cm">
          <chartooo:coordinate-region svg:x="2.053cm" svg:y="1.474cm" svg:width="11.383cm" svg:height="6.699cm"/>
          <chart:axis chart:dimension="x" chart:name="primary-x" chart:style-name="ch5" chartooo:axis-type="auto">
            <chartooo:date-scale/>
            <chart:categories table:cell-range-address="Sheet7.A2:Sheet7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B2:Sheet7.B36" chart:label-cell-address="Sheet7.B1:Sheet7.B1" chart:class="chart:line">
            <chart:data-point chart:repeated="35"/>
          </chart:series>
          <chart:series chart:style-name="ch8" chart:values-cell-range-address="Sheet7.C2:Sheet7.C36" chart:label-cell-address="Sheet7.C1:Sheet7.C1" chart:class="chart:line">
            <chart:data-point chart:repeated="35"/>
          </chart:series>
          <chart:series chart:style-name="ch9" chart:values-cell-range-address="Sheet7.D2:Sheet7.D36" chart:label-cell-address="Sheet7.D1:Sheet7.D1" chart:class="chart:line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abs</text:p>
                <draw:g>
                  <svg:desc>Sheet7.B1:Sheet7.B1</svg:desc>
                </draw:g>
              </table:table-cell>
              <table:table-cell office:value-type="string">
                <text:p>Lo 95</text:p>
                <draw:g>
                  <svg:desc>Sheet7.C1:Sheet7.C1</svg:desc>
                </draw:g>
              </table:table-cell>
              <table:table-cell office:value-type="string">
                <text:p>Hi 95</text:p>
                <draw:g>
                  <svg:desc>Sheet7.D1:Sheet7.D1</svg:desc>
                </draw:g>
              </table:table-cell>
            </table:table-row>
          </table:table-header-rows>
          <table:table-rows>
            <table:table-row>
              <table:table-cell office:value-type="float" office:value="44297">
                <text:p>44297</text:p>
                <draw:g>
                  <svg:desc>Sheet7.A2:Sheet7.A36</svg:desc>
                </draw:g>
              </table:table-cell>
              <table:table-cell office:value-type="float" office:value="1564980">
                <text:p>1564980</text:p>
                <draw:g>
                  <svg:desc>Sheet7.B2:Sheet7.B36</svg:desc>
                </draw:g>
              </table:table-cell>
              <table:table-cell office:value-type="float" office:value="1559790">
                <text:p>1559790</text:p>
                <draw:g>
                  <svg:desc>Sheet7.C2:Sheet7.C36</svg:desc>
                </draw:g>
              </table:table-cell>
              <table:table-cell office:value-type="float" office:value="1570170">
                <text:p>1570170</text:p>
                <draw:g>
                  <svg:desc>Sheet7.D2:Sheet7.D36</svg:desc>
                </draw:g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568880">
                <text:p>1568880</text:p>
              </table:table-cell>
              <table:table-cell office:value-type="float" office:value="1563730">
                <text:p>1563730</text:p>
              </table:table-cell>
              <table:table-cell office:value-type="float" office:value="1574040">
                <text:p>1574040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571750">
                <text:p>1571750</text:p>
              </table:table-cell>
              <table:table-cell office:value-type="float" office:value="1566670">
                <text:p>1566670</text:p>
              </table:table-cell>
              <table:table-cell office:value-type="float" office:value="1576830">
                <text:p>157683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576930">
                <text:p>1576930</text:p>
              </table:table-cell>
              <table:table-cell office:value-type="float" office:value="1571900">
                <text:p>1571900</text:p>
              </table:table-cell>
              <table:table-cell office:value-type="float" office:value="1581970">
                <text:p>1581970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580820">
                <text:p>1580820</text:p>
              </table:table-cell>
              <table:table-cell office:value-type="float" office:value="1575380">
                <text:p>1575380</text:p>
              </table:table-cell>
              <table:table-cell office:value-type="float" office:value="1586290">
                <text:p>1586290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584680">
                <text:p>1584680</text:p>
              </table:table-cell>
              <table:table-cell office:value-type="float" office:value="1578840">
                <text:p>1578840</text:p>
              </table:table-cell>
              <table:table-cell office:value-type="float" office:value="1590570">
                <text:p>1590570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588510">
                <text:p>1588510</text:p>
              </table:table-cell>
              <table:table-cell office:value-type="float" office:value="1582290">
                <text:p>1582290</text:p>
              </table:table-cell>
              <table:table-cell office:value-type="float" office:value="1594820">
                <text:p>1594820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592320">
                <text:p>1592320</text:p>
              </table:table-cell>
              <table:table-cell office:value-type="float" office:value="1585720">
                <text:p>1585720</text:p>
              </table:table-cell>
              <table:table-cell office:value-type="float" office:value="1599040">
                <text:p>1599040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596100">
                <text:p>1596100</text:p>
              </table:table-cell>
              <table:table-cell office:value-type="float" office:value="1589130">
                <text:p>1589130</text:p>
              </table:table-cell>
              <table:table-cell office:value-type="float" office:value="1603260">
                <text:p>1603260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599860">
                <text:p>1599860</text:p>
              </table:table-cell>
              <table:table-cell office:value-type="float" office:value="1592520">
                <text:p>1592520</text:p>
              </table:table-cell>
              <table:table-cell office:value-type="float" office:value="1607480">
                <text:p>1607480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603610">
                <text:p>1603610</text:p>
              </table:table-cell>
              <table:table-cell office:value-type="float" office:value="1595890">
                <text:p>1595890</text:p>
              </table:table-cell>
              <table:table-cell office:value-type="float" office:value="1611700">
                <text:p>1611700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607330">
                <text:p>1607330</text:p>
              </table:table-cell>
              <table:table-cell office:value-type="float" office:value="1599220">
                <text:p>1599220</text:p>
              </table:table-cell>
              <table:table-cell office:value-type="float" office:value="1615940">
                <text:p>1615940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611040">
                <text:p>1611040</text:p>
              </table:table-cell>
              <table:table-cell office:value-type="float" office:value="1602520">
                <text:p>1602520</text:p>
              </table:table-cell>
              <table:table-cell office:value-type="float" office:value="1620190">
                <text:p>1620190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614720">
                <text:p>1614720</text:p>
              </table:table-cell>
              <table:table-cell office:value-type="float" office:value="1605760">
                <text:p>1605760</text:p>
              </table:table-cell>
              <table:table-cell office:value-type="float" office:value="1624470">
                <text:p>1624470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618370">
                <text:p>1618370</text:p>
              </table:table-cell>
              <table:table-cell office:value-type="float" office:value="1608960">
                <text:p>1608960</text:p>
              </table:table-cell>
              <table:table-cell office:value-type="float" office:value="1628760">
                <text:p>1628760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621990">
                <text:p>1621990</text:p>
              </table:table-cell>
              <table:table-cell office:value-type="float" office:value="1612100">
                <text:p>1612100</text:p>
              </table:table-cell>
              <table:table-cell office:value-type="float" office:value="1633070">
                <text:p>1633070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625590">
                <text:p>1625590</text:p>
              </table:table-cell>
              <table:table-cell office:value-type="float" office:value="1615180">
                <text:p>1615180</text:p>
              </table:table-cell>
              <table:table-cell office:value-type="float" office:value="1637400">
                <text:p>1637400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629150">
                <text:p>1629150</text:p>
              </table:table-cell>
              <table:table-cell office:value-type="float" office:value="1618190">
                <text:p>1618190</text:p>
              </table:table-cell>
              <table:table-cell office:value-type="float" office:value="1641760">
                <text:p>1641760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632670">
                <text:p>1632670</text:p>
              </table:table-cell>
              <table:table-cell office:value-type="float" office:value="1621150">
                <text:p>1621150</text:p>
              </table:table-cell>
              <table:table-cell office:value-type="float" office:value="1646130">
                <text:p>1646130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636160">
                <text:p>1636160</text:p>
              </table:table-cell>
              <table:table-cell office:value-type="float" office:value="1624050">
                <text:p>1624050</text:p>
              </table:table-cell>
              <table:table-cell office:value-type="float" office:value="1650530">
                <text:p>1650530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639620">
                <text:p>1639620</text:p>
              </table:table-cell>
              <table:table-cell office:value-type="float" office:value="1626880">
                <text:p>1626880</text:p>
              </table:table-cell>
              <table:table-cell office:value-type="float" office:value="1654960">
                <text:p>1654960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643030">
                <text:p>1643030</text:p>
              </table:table-cell>
              <table:table-cell office:value-type="float" office:value="1629660">
                <text:p>1629660</text:p>
              </table:table-cell>
              <table:table-cell office:value-type="float" office:value="1659410">
                <text:p>1659410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646400">
                <text:p>1646400</text:p>
              </table:table-cell>
              <table:table-cell office:value-type="float" office:value="1632370">
                <text:p>1632370</text:p>
              </table:table-cell>
              <table:table-cell office:value-type="float" office:value="1663890">
                <text:p>1663890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1649730">
                <text:p>1649730</text:p>
              </table:table-cell>
              <table:table-cell office:value-type="float" office:value="1635030">
                <text:p>1635030</text:p>
              </table:table-cell>
              <table:table-cell office:value-type="float" office:value="1668400">
                <text:p>1668400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1653020">
                <text:p>1653020</text:p>
              </table:table-cell>
              <table:table-cell office:value-type="float" office:value="1637620">
                <text:p>1637620</text:p>
              </table:table-cell>
              <table:table-cell office:value-type="float" office:value="1672950">
                <text:p>1672950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656260">
                <text:p>1656260</text:p>
              </table:table-cell>
              <table:table-cell office:value-type="float" office:value="1640160">
                <text:p>1640160</text:p>
              </table:table-cell>
              <table:table-cell office:value-type="float" office:value="1677530">
                <text:p>1677530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659470">
                <text:p>1659470</text:p>
              </table:table-cell>
              <table:table-cell office:value-type="float" office:value="1642640">
                <text:p>1642640</text:p>
              </table:table-cell>
              <table:table-cell office:value-type="float" office:value="1682140">
                <text:p>1682140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1662630">
                <text:p>1662630</text:p>
              </table:table-cell>
              <table:table-cell office:value-type="float" office:value="1645060">
                <text:p>1645060</text:p>
              </table:table-cell>
              <table:table-cell office:value-type="float" office:value="1686780">
                <text:p>1686780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1665740">
                <text:p>1665740</text:p>
              </table:table-cell>
              <table:table-cell office:value-type="float" office:value="1647420">
                <text:p>1647420</text:p>
              </table:table-cell>
              <table:table-cell office:value-type="float" office:value="1691450">
                <text:p>1691450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1668820">
                <text:p>1668820</text:p>
              </table:table-cell>
              <table:table-cell office:value-type="float" office:value="1649730">
                <text:p>1649730</text:p>
              </table:table-cell>
              <table:table-cell office:value-type="float" office:value="1696150">
                <text:p>1696150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1671850">
                <text:p>1671850</text:p>
              </table:table-cell>
              <table:table-cell office:value-type="float" office:value="1651990">
                <text:p>1651990</text:p>
              </table:table-cell>
              <table:table-cell office:value-type="float" office:value="1700890">
                <text:p>1700890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1674830">
                <text:p>1674830</text:p>
              </table:table-cell>
              <table:table-cell office:value-type="float" office:value="1654190">
                <text:p>1654190</text:p>
              </table:table-cell>
              <table:table-cell office:value-type="float" office:value="1705650">
                <text:p>17056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11cm" svg:y="0.316cm" chart:style-name="ch2">
          <text:p>Mrtví total</text:p>
        </chart:title>
        <chart:legend chart:legend-position="end" svg:x="13.756cm" svg:y="3.703cm" style:legend-expansion="high" chart:style-name="ch3"/>
        <chart:plot-area chart:style-name="ch4" table:cell-range-address="Sheet7.E1:Sheet7.H36" chart:data-source-has-labels="both" svg:x="0.32cm" svg:y="1.275cm" svg:width="13.116cm" svg:height="7.545cm">
          <chartooo:coordinate-region svg:x="1.497cm" svg:y="1.474cm" svg:width="11.939cm" svg:height="6.699cm"/>
          <chart:axis chart:dimension="x" chart:name="primary-x" chart:style-name="ch5" chartooo:axis-type="auto">
            <chartooo:date-scale/>
            <chart:categories table:cell-range-address="Sheet7.E2:Sheet7.E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F2:Sheet7.F36" chart:label-cell-address="Sheet7.F1:Sheet7.F1" chart:class="chart:line">
            <chart:data-point chart:repeated="35"/>
          </chart:series>
          <chart:series chart:style-name="ch8" chart:values-cell-range-address="Sheet7.G2:Sheet7.G36" chart:label-cell-address="Sheet7.G1:Sheet7.G1" chart:class="chart:line">
            <chart:data-point chart:repeated="35"/>
          </chart:series>
          <chart:series chart:style-name="ch9" chart:values-cell-range-address="Sheet7.H2:Sheet7.H36" chart:label-cell-address="Sheet7.H1:Sheet7.H1" chart:class="chart:line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 abs</text:p>
                <draw:g>
                  <svg:desc>Sheet7.F1:Sheet7.F1</svg:desc>
                </draw:g>
              </table:table-cell>
              <table:table-cell office:value-type="string">
                <text:p>Lo 95</text:p>
                <draw:g>
                  <svg:desc>Sheet7.G1:Sheet7.G1</svg:desc>
                </draw:g>
              </table:table-cell>
              <table:table-cell office:value-type="string">
                <text:p>Hi 95</text:p>
                <draw:g>
                  <svg:desc>Sheet7.H1:Sheet7.H1</svg:desc>
                </draw:g>
              </table:table-cell>
            </table:table-row>
          </table:table-header-rows>
          <table:table-rows>
            <table:table-row>
              <table:table-cell office:value-type="float" office:value="44297">
                <text:p>44297</text:p>
                <draw:g>
                  <svg:desc>Sheet7.E2:Sheet7.E36</svg:desc>
                </draw:g>
              </table:table-cell>
              <table:table-cell office:value-type="float" office:value="27819.9">
                <text:p>27819.9</text:p>
                <draw:g>
                  <svg:desc>Sheet7.F2:Sheet7.F36</svg:desc>
                </draw:g>
              </table:table-cell>
              <table:table-cell office:value-type="float" office:value="27578.3">
                <text:p>27578.3</text:p>
                <draw:g>
                  <svg:desc>Sheet7.G2:Sheet7.G36</svg:desc>
                </draw:g>
              </table:table-cell>
              <table:table-cell office:value-type="float" office:value="28061.4">
                <text:p>28061.4</text:p>
                <draw:g>
                  <svg:desc>Sheet7.H2:Sheet7.H36</svg:desc>
                </draw:g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27897.8">
                <text:p>27897.8</text:p>
              </table:table-cell>
              <table:table-cell office:value-type="float" office:value="27659.1">
                <text:p>27659.1</text:p>
              </table:table-cell>
              <table:table-cell office:value-type="float" office:value="28136.5">
                <text:p>28136.5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27997.3">
                <text:p>27997.3</text:p>
              </table:table-cell>
              <table:table-cell office:value-type="float" office:value="27762.3">
                <text:p>27762.3</text:p>
              </table:table-cell>
              <table:table-cell office:value-type="float" office:value="28232.2">
                <text:p>28232.2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8073.4">
                <text:p>28073.4</text:p>
              </table:table-cell>
              <table:table-cell office:value-type="float" office:value="27845.4">
                <text:p>27845.4</text:p>
              </table:table-cell>
              <table:table-cell office:value-type="float" office:value="28301.3">
                <text:p>28301.3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28158.7">
                <text:p>28158.7</text:p>
              </table:table-cell>
              <table:table-cell office:value-type="float" office:value="27917.5">
                <text:p>27917.5</text:p>
              </table:table-cell>
              <table:table-cell office:value-type="float" office:value="28399.8">
                <text:p>28399.8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28242.4">
                <text:p>28242.4</text:p>
              </table:table-cell>
              <table:table-cell office:value-type="float" office:value="27989.3">
                <text:p>27989.3</text:p>
              </table:table-cell>
              <table:table-cell office:value-type="float" office:value="28495.5">
                <text:p>28495.5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28324.5">
                <text:p>28324.5</text:p>
              </table:table-cell>
              <table:table-cell office:value-type="float" office:value="28060.6">
                <text:p>28060.6</text:p>
              </table:table-cell>
              <table:table-cell office:value-type="float" office:value="28588.5">
                <text:p>28588.5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28405.1">
                <text:p>28405.1</text:p>
              </table:table-cell>
              <table:table-cell office:value-type="float" office:value="28131.2">
                <text:p>28131.2</text:p>
              </table:table-cell>
              <table:table-cell office:value-type="float" office:value="28679">
                <text:p>28679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28484.1">
                <text:p>28484.1</text:p>
              </table:table-cell>
              <table:table-cell office:value-type="float" office:value="28201.1">
                <text:p>28201.1</text:p>
              </table:table-cell>
              <table:table-cell office:value-type="float" office:value="28767.2">
                <text:p>28767.2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28561.6">
                <text:p>28561.6</text:p>
              </table:table-cell>
              <table:table-cell office:value-type="float" office:value="28270.2">
                <text:p>28270.2</text:p>
              </table:table-cell>
              <table:table-cell office:value-type="float" office:value="28853.2">
                <text:p>28853.2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28637.7">
                <text:p>28637.7</text:p>
              </table:table-cell>
              <table:table-cell office:value-type="float" office:value="28338.5">
                <text:p>28338.5</text:p>
              </table:table-cell>
              <table:table-cell office:value-type="float" office:value="28937">
                <text:p>28937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28712.2">
                <text:p>28712.2</text:p>
              </table:table-cell>
              <table:table-cell office:value-type="float" office:value="28405.8">
                <text:p>28405.8</text:p>
              </table:table-cell>
              <table:table-cell office:value-type="float" office:value="29018.9">
                <text:p>29018.9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28785.3">
                <text:p>28785.3</text:p>
              </table:table-cell>
              <table:table-cell office:value-type="float" office:value="28472.2">
                <text:p>28472.2</text:p>
              </table:table-cell>
              <table:table-cell office:value-type="float" office:value="29098.7">
                <text:p>29098.7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8856.9">
                <text:p>28856.9</text:p>
              </table:table-cell>
              <table:table-cell office:value-type="float" office:value="28537.6">
                <text:p>28537.6</text:p>
              </table:table-cell>
              <table:table-cell office:value-type="float" office:value="29176.7">
                <text:p>29176.7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28927.2">
                <text:p>28927.2</text:p>
              </table:table-cell>
              <table:table-cell office:value-type="float" office:value="28602">
                <text:p>28602</text:p>
              </table:table-cell>
              <table:table-cell office:value-type="float" office:value="29252.9">
                <text:p>29252.9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28996">
                <text:p>28996</text:p>
              </table:table-cell>
              <table:table-cell office:value-type="float" office:value="28665.4">
                <text:p>28665.4</text:p>
              </table:table-cell>
              <table:table-cell office:value-type="float" office:value="29327.3">
                <text:p>29327.3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29063.5">
                <text:p>29063.5</text:p>
              </table:table-cell>
              <table:table-cell office:value-type="float" office:value="28727.9">
                <text:p>28727.9</text:p>
              </table:table-cell>
              <table:table-cell office:value-type="float" office:value="29400.1">
                <text:p>29400.1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29129.6">
                <text:p>29129.6</text:p>
              </table:table-cell>
              <table:table-cell office:value-type="float" office:value="28789.3">
                <text:p>28789.3</text:p>
              </table:table-cell>
              <table:table-cell office:value-type="float" office:value="29471.1">
                <text:p>29471.1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29194.4">
                <text:p>29194.4</text:p>
              </table:table-cell>
              <table:table-cell office:value-type="float" office:value="28849.7">
                <text:p>28849.7</text:p>
              </table:table-cell>
              <table:table-cell office:value-type="float" office:value="29540.6">
                <text:p>29540.6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29258">
                <text:p>29258</text:p>
              </table:table-cell>
              <table:table-cell office:value-type="float" office:value="28909">
                <text:p>28909</text:p>
              </table:table-cell>
              <table:table-cell office:value-type="float" office:value="29608.6">
                <text:p>29608.6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29320.2">
                <text:p>29320.2</text:p>
              </table:table-cell>
              <table:table-cell office:value-type="float" office:value="28967.4">
                <text:p>28967.4</text:p>
              </table:table-cell>
              <table:table-cell office:value-type="float" office:value="29675">
                <text:p>29675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29381.2">
                <text:p>29381.2</text:p>
              </table:table-cell>
              <table:table-cell office:value-type="float" office:value="29024.8">
                <text:p>29024.8</text:p>
              </table:table-cell>
              <table:table-cell office:value-type="float" office:value="29739.9">
                <text:p>29739.9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29440.9">
                <text:p>29440.9</text:p>
              </table:table-cell>
              <table:table-cell office:value-type="float" office:value="29081.1">
                <text:p>29081.1</text:p>
              </table:table-cell>
              <table:table-cell office:value-type="float" office:value="29803.5">
                <text:p>29803.5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29499.5">
                <text:p>29499.5</text:p>
              </table:table-cell>
              <table:table-cell office:value-type="float" office:value="29136.5">
                <text:p>29136.5</text:p>
              </table:table-cell>
              <table:table-cell office:value-type="float" office:value="29865.6">
                <text:p>29865.6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29556.8">
                <text:p>29556.8</text:p>
              </table:table-cell>
              <table:table-cell office:value-type="float" office:value="29190.9">
                <text:p>29190.9</text:p>
              </table:table-cell>
              <table:table-cell office:value-type="float" office:value="29926.4">
                <text:p>29926.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29613">
                <text:p>29613</text:p>
              </table:table-cell>
              <table:table-cell office:value-type="float" office:value="29244.3">
                <text:p>29244.3</text:p>
              </table:table-cell>
              <table:table-cell office:value-type="float" office:value="29985.9">
                <text:p>29985.9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29668.1">
                <text:p>29668.1</text:p>
              </table:table-cell>
              <table:table-cell office:value-type="float" office:value="29296.7">
                <text:p>29296.7</text:p>
              </table:table-cell>
              <table:table-cell office:value-type="float" office:value="30044.2">
                <text:p>30044.2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29722">
                <text:p>29722</text:p>
              </table:table-cell>
              <table:table-cell office:value-type="float" office:value="29348.1">
                <text:p>29348.1</text:p>
              </table:table-cell>
              <table:table-cell office:value-type="float" office:value="30101.2">
                <text:p>30101.2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29774.8">
                <text:p>29774.8</text:p>
              </table:table-cell>
              <table:table-cell office:value-type="float" office:value="29398.6">
                <text:p>29398.6</text:p>
              </table:table-cell>
              <table:table-cell office:value-type="float" office:value="30156.9">
                <text:p>30156.9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29826.5">
                <text:p>29826.5</text:p>
              </table:table-cell>
              <table:table-cell office:value-type="float" office:value="29448.1">
                <text:p>29448.1</text:p>
              </table:table-cell>
              <table:table-cell office:value-type="float" office:value="30211.6">
                <text:p>30211.6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29877.1">
                <text:p>29877.1</text:p>
              </table:table-cell>
              <table:table-cell office:value-type="float" office:value="29496.7">
                <text:p>29496.7</text:p>
              </table:table-cell>
              <table:table-cell office:value-type="float" office:value="30265">
                <text:p>30265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29926.7">
                <text:p>29926.7</text:p>
              </table:table-cell>
              <table:table-cell office:value-type="float" office:value="29544.4">
                <text:p>29544.4</text:p>
              </table:table-cell>
              <table:table-cell office:value-type="float" office:value="30317.4">
                <text:p>30317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81cm" svg:y="0.316cm" chart:style-name="ch2">
          <text:p>Hospitalizace</text:p>
        </chart:title>
        <chart:legend chart:legend-position="end" svg:x="13.809cm" svg:y="3.703cm" style:legend-expansion="high" chart:style-name="ch3"/>
        <chart:plot-area chart:style-name="ch4" table:cell-range-address="Sheet7.I1:Sheet7.L64" chart:data-source-has-labels="both" svg:x="0.32cm" svg:y="1.275cm" svg:width="13.169cm" svg:height="7.545cm">
          <chartooo:coordinate-region svg:x="1.312cm" svg:y="1.474cm" svg:width="12.177cm" svg:height="6.699cm"/>
          <chart:axis chart:dimension="x" chart:name="primary-x" chart:style-name="ch5" chartooo:axis-type="auto">
            <chartooo:date-scale/>
            <chart:categories table:cell-range-address="Sheet7.I2:Sheet7.I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J2:Sheet7.J64" chart:label-cell-address="Sheet7.J1:Sheet7.J1" chart:class="chart:line">
            <chart:data-point chart:repeated="63"/>
          </chart:series>
          <chart:series chart:style-name="ch8" chart:values-cell-range-address="Sheet7.K2:Sheet7.K64" chart:label-cell-address="Sheet7.K1:Sheet7.K1" chart:class="chart:line">
            <chart:data-point chart:repeated="63"/>
          </chart:series>
          <chart:series chart:style-name="ch9" chart:values-cell-range-address="Sheet7.L2:Sheet7.L64" chart:label-cell-address="Sheet7.L1:Sheet7.L1" chart:class="chart:line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</text:p>
                <draw:g>
                  <svg:desc>Sheet7.J1:Sheet7.J1</svg:desc>
                </draw:g>
              </table:table-cell>
              <table:table-cell office:value-type="string">
                <text:p>Lo 95</text:p>
                <draw:g>
                  <svg:desc>Sheet7.K1:Sheet7.K1</svg:desc>
                </draw:g>
              </table:table-cell>
              <table:table-cell office:value-type="string">
                <text:p>Hi 95</text:p>
                <draw:g>
                  <svg:desc>Sheet7.L1:Sheet7.L1</svg:desc>
                </draw:g>
              </table:table-cell>
            </table:table-row>
          </table:table-header-rows>
          <table:table-rows>
            <table:table-row>
              <table:table-cell office:value-type="float" office:value="44297">
                <text:p>44297</text:p>
                <draw:g>
                  <svg:desc>Sheet7.I2:Sheet7.I64</svg:desc>
                </draw:g>
              </table:table-cell>
              <table:table-cell office:value-type="float" office:value="6063.76">
                <text:p>6063.76</text:p>
                <draw:g>
                  <svg:desc>Sheet7.J2:Sheet7.J64</svg:desc>
                </draw:g>
              </table:table-cell>
              <table:table-cell office:value-type="float" office:value="5042.82">
                <text:p>5042.82</text:p>
                <draw:g>
                  <svg:desc>Sheet7.K2:Sheet7.K64</svg:desc>
                </draw:g>
              </table:table-cell>
              <table:table-cell office:value-type="float" office:value="7084.72">
                <text:p>7084.72</text:p>
                <draw:g>
                  <svg:desc>Sheet7.L2:Sheet7.L64</svg:desc>
                </draw:g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5914.71">
                <text:p>5914.71</text:p>
              </table:table-cell>
              <table:table-cell office:value-type="float" office:value="4912.84">
                <text:p>4912.84</text:p>
              </table:table-cell>
              <table:table-cell office:value-type="float" office:value="6916.65">
                <text:p>6916.65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5798.35">
                <text:p>5798.35</text:p>
              </table:table-cell>
              <table:table-cell office:value-type="float" office:value="4815.51">
                <text:p>4815.51</text:p>
              </table:table-cell>
              <table:table-cell office:value-type="float" office:value="6781.36">
                <text:p>6781.36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618.3">
                <text:p>5618.3</text:p>
              </table:table-cell>
              <table:table-cell office:value-type="float" office:value="4659.88">
                <text:p>4659.88</text:p>
              </table:table-cell>
              <table:table-cell office:value-type="float" office:value="6577.04">
                <text:p>6577.04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5519.54">
                <text:p>5519.54</text:p>
              </table:table-cell>
              <table:table-cell office:value-type="float" office:value="4537.78">
                <text:p>4537.78</text:p>
              </table:table-cell>
              <table:table-cell office:value-type="float" office:value="6501.89">
                <text:p>6501.89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5421.42">
                <text:p>5421.42</text:p>
              </table:table-cell>
              <table:table-cell office:value-type="float" office:value="4421.62">
                <text:p>4421.62</text:p>
              </table:table-cell>
              <table:table-cell office:value-type="float" office:value="6422.2">
                <text:p>6422.2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5324.11">
                <text:p>5324.11</text:p>
              </table:table-cell>
              <table:table-cell office:value-type="float" office:value="4310.47">
                <text:p>4310.47</text:p>
              </table:table-cell>
              <table:table-cell office:value-type="float" office:value="6339.29">
                <text:p>6339.29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5227.74">
                <text:p>5227.74</text:p>
              </table:table-cell>
              <table:table-cell office:value-type="float" office:value="4203.62">
                <text:p>4203.62</text:p>
              </table:table-cell>
              <table:table-cell office:value-type="float" office:value="6254.16">
                <text:p>6254.16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5132.42">
                <text:p>5132.42</text:p>
              </table:table-cell>
              <table:table-cell office:value-type="float" office:value="4100.61">
                <text:p>4100.61</text:p>
              </table:table-cell>
              <table:table-cell office:value-type="float" office:value="6167.48">
                <text:p>6167.48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5038.23">
                <text:p>5038.23</text:p>
              </table:table-cell>
              <table:table-cell office:value-type="float" office:value="4001.2">
                <text:p>4001.2</text:p>
              </table:table-cell>
              <table:table-cell office:value-type="float" office:value="6079.68">
                <text:p>6079.68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4945.22">
                <text:p>4945.22</text:p>
              </table:table-cell>
              <table:table-cell office:value-type="float" office:value="3905.01">
                <text:p>3905.01</text:p>
              </table:table-cell>
              <table:table-cell office:value-type="float" office:value="5991.29">
                <text:p>5991.29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4853.44">
                <text:p>4853.44</text:p>
              </table:table-cell>
              <table:table-cell office:value-type="float" office:value="3811.77">
                <text:p>3811.77</text:p>
              </table:table-cell>
              <table:table-cell office:value-type="float" office:value="5902.69">
                <text:p>5902.69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4762.94">
                <text:p>4762.94</text:p>
              </table:table-cell>
              <table:table-cell office:value-type="float" office:value="3721.29">
                <text:p>3721.29</text:p>
              </table:table-cell>
              <table:table-cell office:value-type="float" office:value="5814.14">
                <text:p>5814.1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4673.74">
                <text:p>4673.74</text:p>
              </table:table-cell>
              <table:table-cell office:value-type="float" office:value="3633.39">
                <text:p>3633.39</text:p>
              </table:table-cell>
              <table:table-cell office:value-type="float" office:value="5725.89">
                <text:p>5725.89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4585.85">
                <text:p>4585.85</text:p>
              </table:table-cell>
              <table:table-cell office:value-type="float" office:value="3547.93">
                <text:p>3547.93</text:p>
              </table:table-cell>
              <table:table-cell office:value-type="float" office:value="5638.13">
                <text:p>5638.13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4499.29">
                <text:p>4499.29</text:p>
              </table:table-cell>
              <table:table-cell office:value-type="float" office:value="3464.79">
                <text:p>3464.79</text:p>
              </table:table-cell>
              <table:table-cell office:value-type="float" office:value="5551.01">
                <text:p>5551.01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4414.07">
                <text:p>4414.07</text:p>
              </table:table-cell>
              <table:table-cell office:value-type="float" office:value="3383.84">
                <text:p>3383.84</text:p>
              </table:table-cell>
              <table:table-cell office:value-type="float" office:value="5464.66">
                <text:p>5464.66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4330.18">
                <text:p>4330.18</text:p>
              </table:table-cell>
              <table:table-cell office:value-type="float" office:value="3305">
                <text:p>3305</text:p>
              </table:table-cell>
              <table:table-cell office:value-type="float" office:value="5379.18">
                <text:p>5379.18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4247.64">
                <text:p>4247.64</text:p>
              </table:table-cell>
              <table:table-cell office:value-type="float" office:value="3228.17">
                <text:p>3228.17</text:p>
              </table:table-cell>
              <table:table-cell office:value-type="float" office:value="5294.66">
                <text:p>5294.66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4166.42">
                <text:p>4166.42</text:p>
              </table:table-cell>
              <table:table-cell office:value-type="float" office:value="3153.26">
                <text:p>3153.26</text:p>
              </table:table-cell>
              <table:table-cell office:value-type="float" office:value="5211.18">
                <text:p>5211.1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4086.54">
                <text:p>4086.54</text:p>
              </table:table-cell>
              <table:table-cell office:value-type="float" office:value="3080.21">
                <text:p>3080.21</text:p>
              </table:table-cell>
              <table:table-cell office:value-type="float" office:value="5128.78">
                <text:p>5128.78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4007.97">
                <text:p>4007.97</text:p>
              </table:table-cell>
              <table:table-cell office:value-type="float" office:value="3008.93">
                <text:p>3008.93</text:p>
              </table:table-cell>
              <table:table-cell office:value-type="float" office:value="5047.53">
                <text:p>5047.53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3930.71">
                <text:p>3930.71</text:p>
              </table:table-cell>
              <table:table-cell office:value-type="float" office:value="2939.37">
                <text:p>2939.37</text:p>
              </table:table-cell>
              <table:table-cell office:value-type="float" office:value="4967.46">
                <text:p>4967.46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3854.75">
                <text:p>3854.75</text:p>
              </table:table-cell>
              <table:table-cell office:value-type="float" office:value="2871.45">
                <text:p>2871.45</text:p>
              </table:table-cell>
              <table:table-cell office:value-type="float" office:value="4888.6">
                <text:p>4888.6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3780.07">
                <text:p>3780.07</text:p>
              </table:table-cell>
              <table:table-cell office:value-type="float" office:value="2805.12">
                <text:p>2805.12</text:p>
              </table:table-cell>
              <table:table-cell office:value-type="float" office:value="4811">
                <text:p>4811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3706.66">
                <text:p>3706.66</text:p>
              </table:table-cell>
              <table:table-cell office:value-type="float" office:value="2740.32">
                <text:p>2740.32</text:p>
              </table:table-cell>
              <table:table-cell office:value-type="float" office:value="4734.66">
                <text:p>4734.66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3634.52">
                <text:p>3634.52</text:p>
              </table:table-cell>
              <table:table-cell office:value-type="float" office:value="2676.99">
                <text:p>2676.99</text:p>
              </table:table-cell>
              <table:table-cell office:value-type="float" office:value="4659.6">
                <text:p>4659.6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3563.61">
                <text:p>3563.61</text:p>
              </table:table-cell>
              <table:table-cell office:value-type="float" office:value="2615.08">
                <text:p>2615.08</text:p>
              </table:table-cell>
              <table:table-cell office:value-type="float" office:value="4585.85">
                <text:p>4585.85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3493.94">
                <text:p>3493.94</text:p>
              </table:table-cell>
              <table:table-cell office:value-type="float" office:value="2554.55">
                <text:p>2554.55</text:p>
              </table:table-cell>
              <table:table-cell office:value-type="float" office:value="4513.39">
                <text:p>4513.39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3425.49">
                <text:p>3425.49</text:p>
              </table:table-cell>
              <table:table-cell office:value-type="float" office:value="2495.34">
                <text:p>2495.34</text:p>
              </table:table-cell>
              <table:table-cell office:value-type="float" office:value="4442.24">
                <text:p>4442.24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3358.23">
                <text:p>3358.23</text:p>
              </table:table-cell>
              <table:table-cell office:value-type="float" office:value="2437.42">
                <text:p>2437.42</text:p>
              </table:table-cell>
              <table:table-cell office:value-type="float" office:value="4372.39">
                <text:p>4372.39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3292.16">
                <text:p>3292.16</text:p>
              </table:table-cell>
              <table:table-cell office:value-type="float" office:value="2380.75">
                <text:p>2380.75</text:p>
              </table:table-cell>
              <table:table-cell office:value-type="float" office:value="4303.85">
                <text:p>4303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